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152cm"/>
    </style:style>
    <style:style style:name="co3" style:family="table-column">
      <style:table-column-properties fo:break-before="auto" style:column-width="1.356cm"/>
    </style:style>
    <style:style style:name="co4" style:family="table-column">
      <style:table-column-properties fo:break-before="auto" style:column-width="4.299cm"/>
    </style:style>
    <style:style style:name="co5" style:family="table-column">
      <style:table-column-properties fo:break-before="auto" style:column-width="2.411cm"/>
    </style:style>
    <style:style style:name="co6" style:family="table-column">
      <style:table-column-properties fo:break-before="auto" style:column-width="5.122cm"/>
    </style:style>
    <style:style style:name="co7" style:family="table-column">
      <style:table-column-properties fo:break-before="auto" style:column-width="4.17cm"/>
    </style:style>
    <style:style style:name="co8" style:family="table-column">
      <style:table-column-properties fo:break-before="auto" style:column-width="3.648cm"/>
    </style:style>
    <style:style style:name="co9" style:family="table-column">
      <style:table-column-properties fo:break-before="auto" style:column-width="3.852cm"/>
    </style:style>
    <style:style style:name="co10" style:family="table-column">
      <style:table-column-properties fo:break-before="auto" style:column-width="3.443cm"/>
    </style:style>
    <style:style style:name="co11" style:family="table-column">
      <style:table-column-properties fo:break-before="auto" style:column-width="3.558cm"/>
    </style:style>
    <style:style style:name="co12" style:family="table-column">
      <style:table-column-properties fo:break-before="auto" style:column-width="4.05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name-complex="Arial" style:font-size-complex="12pt" style:font-style-complex="normal" style:font-weight-complex="bold"/>
    </style:style>
    <style:style style:name="ce2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3" style:family="table-cell" style:parent-style-name="Default">
      <style:table-cell-properties fo:border-bottom="none" fo:border-left="0.74pt solid #000000" fo:border-right="none" fo:border-top="0.74pt solid #000000"/>
    </style:style>
    <style:style style:name="ce4" style:family="table-cell" style:parent-style-name="Default">
      <style:table-cell-properties fo:border-bottom="none" fo:border-left="0.74pt solid #000000" fo:border-right="none" fo:border-top="none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fo:border-bottom="none" fo:border-left="none" fo:border-right="none" fo:border-top="0.74pt solid #000000"/>
    </style:style>
    <style:style style:name="ce7" style:family="table-cell" style:parent-style-name="Default">
      <style:table-cell-properties fo:border-bottom="0.74pt solid #000000" fo:border-left="none" fo:border-right="none" fo:border-top="none"/>
    </style:style>
    <style:style style:name="ce8" style:family="table-cell" style:parent-style-name="Default" style:data-style-name="N1">
      <style:table-cell-properties fo:border-bottom="none" fo:border-left="none" fo:border-right="none" fo:border-top="0.74pt solid #000000"/>
    </style:style>
    <style:style style:name="ce9" style:family="table-cell" style:parent-style-name="Default" style:data-style-name="N2"/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none" fo:border-left="none" fo:border-right="0.74pt solid #000000" fo:border-top="none"/>
    </style:style>
    <style:style style:name="ce12" style:family="table-cell" style:parent-style-name="Default">
      <style:table-cell-properties fo:border-bottom="0.74pt solid #000000" fo:border-left="none" fo:border-right="0.74pt solid #000000" fo:border-top="none"/>
    </style:style>
    <style:style style:name="ce13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4" style:family="table-cell" style:parent-style-name="Default">
      <style:table-cell-properties style:cell-protect="protected" style:print-content="true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5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6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7" style:family="table-cell" style:parent-style-name="Default">
      <style:table-cell-properties fo:border-bottom="none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ce18" style:family="table-cell" style:parent-style-name="Default">
      <style:table-cell-properties fo:border-bottom="0.74pt solid #000000" style:cell-protect="protected" style:print-content="true" style:diagonal-bl-tr="none" style:diagonal-tl-br="none" style:text-align-source="value-type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name-complex="Arial" style:font-size-complex="12pt" style:font-style-complex="normal" style:font-weight-complex="normal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 table:use-regular-expressions="false" table:use-wildcards="true"/>
      <table:table table:name="Исходное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number-columns-repeated="2" table:default-cell-style-name="Default"/>
        <table:table-column table:style-name="co1" table:default-cell-style-name="Default"/>
        <table:table-column table:style-name="co4" table:default-cell-style-name="ce4"/>
        <table:table-column table:style-name="co5" table:default-cell-style-name="Default"/>
        <table:table-column table:style-name="co1" table:number-columns-repeated="19" table:default-cell-style-name="Default"/>
        <table:table-row table:style-name="ro1" table:number-rows-repeated="2">
          <table:table-cell table:number-columns-repeated="8"/>
          <table:table-cell table:style-name="Default"/>
          <table:table-cell table:number-columns-repeated="20"/>
        </table:table-row>
        <table:table-row table:style-name="ro2">
          <table:table-cell/>
          <table:table-cell table:style-name="ce1" office:value-type="string" calcext:value-type="string">
            <text:p>y </text:p>
          </table:table-cell>
          <table:table-cell table:style-name="ce1" office:value-type="string" calcext:value-type="string">
            <text:p>x1 </text:p>
          </table:table-cell>
          <table:table-cell table:style-name="ce1" office:value-type="string" calcext:value-type="string">
            <text:p>x2 </text:p>
          </table:table-cell>
          <table:table-cell table:style-name="ce1" office:value-type="string" calcext:value-type="string">
            <text:p>x3 </text:p>
          </table:table-cell>
          <table:table-cell table:style-name="ce1" office:value-type="string" calcext:value-type="string">
            <text:p>x4 </text:p>
          </table:table-cell>
          <table:table-cell table:style-name="ce1" office:value-type="string" calcext:value-type="string">
            <text:p>x5</text:p>
          </table:table-cell>
          <table:table-cell/>
          <table:table-cell table:style-name="Default"/>
          <table:table-cell table:number-columns-repeated="20"/>
        </table:table-row>
        <table:table-row table:style-name="ro2">
          <table:table-cell/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1.59" calcext:value-type="float">
            <text:p>1,59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2.05" calcext:value-type="float">
            <text:p>2,05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14" calcext:value-type="float">
            <text:p>0,14</text:p>
          </table:table-cell>
          <table:table-cell/>
          <table:table-cell table:style-name="ce3"/>
          <table:table-cell table:style-name="ce6" office:value-type="float" office:value="1" calcext:value-type="float">
            <text:p>1</text:p>
          </table:table-cell>
          <table:table-cell table:style-name="ce13" office:value-type="float" office:value="1.59" calcext:value-type="float">
            <text:p>1,59</text:p>
          </table:table-cell>
          <table:table-cell table:style-name="ce13" office:value-type="float" office:value="0.26" calcext:value-type="float">
            <text:p>0,26</text:p>
          </table:table-cell>
          <table:table-cell table:style-name="ce13" office:value-type="float" office:value="2.05" calcext:value-type="float">
            <text:p>2,05</text:p>
          </table:table-cell>
          <table:table-cell table:style-name="ce13" office:value-type="float" office:value="0.32" calcext:value-type="float">
            <text:p>0,32</text:p>
          </table:table-cell>
          <table:table-cell table:style-name="ce16" office:value-type="float" office:value="0.14" calcext:value-type="float">
            <text:p>0,14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0.34" calcext:value-type="float">
            <text:p>0,34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46" calcext:value-type="float">
            <text:p>0,46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34" calcext:value-type="float">
            <text:p>0,34</text:p>
          </table:table-cell>
          <table:table-cell table:style-name="ce14" office:value-type="float" office:value="0.28" calcext:value-type="float">
            <text:p>0,28</text:p>
          </table:table-cell>
          <table:table-cell table:style-name="ce14" office:value-type="float" office:value="0.46" calcext:value-type="float">
            <text:p>0,46</text:p>
          </table:table-cell>
          <table:table-cell table:style-name="ce14" office:value-type="float" office:value="0.59" calcext:value-type="float">
            <text:p>0,59</text:p>
          </table:table-cell>
          <table:table-cell table:style-name="ce17" office:value-type="float" office:value="0.66" calcext:value-type="float">
            <text:p>0,66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2.53" calcext:value-type="float">
            <text:p>2,53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2.46" calcext:value-type="float">
            <text:p>2,46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1" calcext:value-type="float">
            <text:p>0,3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2.53" calcext:value-type="float">
            <text:p>2,53</text:p>
          </table:table-cell>
          <table:table-cell table:style-name="ce14" office:value-type="float" office:value="0.31" calcext:value-type="float">
            <text:p>0,31</text:p>
          </table:table-cell>
          <table:table-cell table:style-name="ce14" office:value-type="float" office:value="2.46" calcext:value-type="float">
            <text:p>2,46</text:p>
          </table:table-cell>
          <table:table-cell table:style-name="ce14" office:value-type="float" office:value="0.3" calcext:value-type="float">
            <text:p>0,3</text:p>
          </table:table-cell>
          <table:table-cell table:style-name="ce17" office:value-type="float" office:value="0.31" calcext:value-type="float">
            <text:p>0,31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9.9" calcext:value-type="float">
            <text:p>9,9</text:p>
          </table:table-cell>
          <table:table-cell table:style-name="ce2" office:value-type="float" office:value="4.63" calcext:value-type="float">
            <text:p>4,63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6.44" calcext:value-type="float">
            <text:p>6,44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4.63" calcext:value-type="float">
            <text:p>4,63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6.44" calcext:value-type="float">
            <text:p>6,44</text:p>
          </table:table-cell>
          <table:table-cell table:style-name="ce14" office:value-type="float" office:value="0.43" calcext:value-type="float">
            <text:p>0,43</text:p>
          </table:table-cell>
          <table:table-cell table:style-name="ce17" office:value-type="float" office:value="0.59" calcext:value-type="float">
            <text:p>0,59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16" calcext:value-type="float">
            <text:p>0,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2.16" calcext:value-type="float">
            <text:p>2,16</text:p>
          </table:table-cell>
          <table:table-cell table:style-name="ce14" office:value-type="float" office:value="0.26" calcext:value-type="float">
            <text:p>0,26</text:p>
          </table:table-cell>
          <table:table-cell table:style-name="ce14" office:value-type="float" office:value="2.16" calcext:value-type="float">
            <text:p>2,16</text:p>
          </table:table-cell>
          <table:table-cell table:style-name="ce14" office:value-type="float" office:value="0.39" calcext:value-type="float">
            <text:p>0,39</text:p>
          </table:table-cell>
          <table:table-cell table:style-name="ce17" office:value-type="float" office:value="0.16" calcext:value-type="float">
            <text:p>0,16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2.16" calcext:value-type="float">
            <text:p>2,16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2.69" calcext:value-type="float">
            <text:p>2,69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17" calcext:value-type="float">
            <text:p>0,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2.16" calcext:value-type="float">
            <text:p>2,16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2.69" calcext:value-type="float">
            <text:p>2,69</text:p>
          </table:table-cell>
          <table:table-cell table:style-name="ce14" office:value-type="float" office:value="0.32" calcext:value-type="float">
            <text:p>0,32</text:p>
          </table:table-cell>
          <table:table-cell table:style-name="ce17" office:value-type="float" office:value="0.17" calcext:value-type="float">
            <text:p>0,17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68" calcext:value-type="float">
            <text:p>0,68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23" calcext:value-type="float">
            <text:p>0,2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68" calcext:value-type="float">
            <text:p>0,68</text:p>
          </table:table-cell>
          <table:table-cell table:style-name="ce14" office:value-type="float" office:value="0.29" calcext:value-type="float">
            <text:p>0,29</text:p>
          </table:table-cell>
          <table:table-cell table:style-name="ce14" office:value-type="float" office:value="0.73" calcext:value-type="float">
            <text:p>0,73</text:p>
          </table:table-cell>
          <table:table-cell table:style-name="ce14" office:value-type="float" office:value="0.42" calcext:value-type="float">
            <text:p>0,42</text:p>
          </table:table-cell>
          <table:table-cell table:style-name="ce17" office:value-type="float" office:value="0.23" calcext:value-type="float">
            <text:p>0,23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0.35" calcext:value-type="float">
            <text:p>0,35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08" calcext:value-type="float">
            <text:p>0,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35" calcext:value-type="float">
            <text:p>0,35</text:p>
          </table:table-cell>
          <table:table-cell table:style-name="ce14" office:value-type="float" office:value="0.26" calcext:value-type="float">
            <text:p>0,26</text:p>
          </table:table-cell>
          <table:table-cell table:style-name="ce14" office:value-type="float" office:value="0.42" calcext:value-type="float">
            <text:p>0,42</text:p>
          </table:table-cell>
          <table:table-cell table:style-name="ce14" office:value-type="float" office:value="0.21" calcext:value-type="float">
            <text:p>0,21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0.52" calcext:value-type="float">
            <text:p>0,52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49" calcext:value-type="float">
            <text:p>0,49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08" calcext:value-type="float">
            <text:p>0,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52" calcext:value-type="float">
            <text:p>0,52</text:p>
          </table:table-cell>
          <table:table-cell table:style-name="ce14" office:value-type="float" office:value="0.24" calcext:value-type="float">
            <text:p>0,24</text:p>
          </table:table-cell>
          <table:table-cell table:style-name="ce14" office:value-type="float" office:value="0.49" calcext:value-type="float">
            <text:p>0,49</text:p>
          </table:table-cell>
          <table:table-cell table:style-name="ce14" office:value-type="float" office:value="0.2" calcext:value-type="float">
            <text:p>0,2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13.5" calcext:value-type="float">
            <text:p>13,5</text:p>
          </table:table-cell>
          <table:table-cell table:style-name="ce2" office:value-type="float" office:value="3.42" calcext:value-type="float">
            <text:p>3,42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3.02" calcext:value-type="float">
            <text:p>3,02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0.73" calcext:value-type="float">
            <text:p>0,73</text:p>
          </table:table-cell>
          <table:table-cell/>
          <table:table-cell office:value-type="string" calcext:value-type="string">
            <text:p>С (матрица измерений)</text:p>
          </table:table-cell>
          <table:table-cell office:value-type="float" office:value="1" calcext:value-type="float">
            <text:p>1</text:p>
          </table:table-cell>
          <table:table-cell table:style-name="ce14" office:value-type="float" office:value="3.42" calcext:value-type="float">
            <text:p>3,42</text:p>
          </table:table-cell>
          <table:table-cell table:style-name="ce14" office:value-type="float" office:value="0.31" calcext:value-type="float">
            <text:p>0,31</text:p>
          </table:table-cell>
          <table:table-cell table:style-name="ce14" office:value-type="float" office:value="3.02" calcext:value-type="float">
            <text:p>3,02</text:p>
          </table:table-cell>
          <table:table-cell table:style-name="ce14" office:value-type="float" office:value="1.37" calcext:value-type="float">
            <text:p>1,37</text:p>
          </table:table-cell>
          <table:table-cell table:style-name="ce17" office:value-type="float" office:value="0.73" calcext:value-type="float">
            <text:p>0,73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1.78" calcext:value-type="float">
            <text:p>1,78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3.19" calcext:value-type="float">
            <text:p>3,19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17" calcext:value-type="float">
            <text:p>0,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1.78" calcext:value-type="float">
            <text:p>1,78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3.19" calcext:value-type="float">
            <text:p>3,19</text:p>
          </table:table-cell>
          <table:table-cell table:style-name="ce14" office:value-type="float" office:value="0.73" calcext:value-type="float">
            <text:p>0,73</text:p>
          </table:table-cell>
          <table:table-cell table:style-name="ce17" office:value-type="float" office:value="0.17" calcext:value-type="float">
            <text:p>0,17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10.7" calcext:value-type="float">
            <text:p>10,7</text:p>
          </table:table-cell>
          <table:table-cell table:style-name="ce2" office:value-type="float" office:value="2.4" calcext:value-type="float">
            <text:p>2,4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3.3" calcext:value-type="float">
            <text:p>3,3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14" calcext:value-type="float">
            <text:p>0,1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2.4" calcext:value-type="float">
            <text:p>2,4</text:p>
          </table:table-cell>
          <table:table-cell table:style-name="ce14" office:value-type="float" office:value="0.32" calcext:value-type="float">
            <text:p>0,32</text:p>
          </table:table-cell>
          <table:table-cell table:style-name="ce14" office:value-type="float" office:value="3.3" calcext:value-type="float">
            <text:p>3,3</text:p>
          </table:table-cell>
          <table:table-cell table:style-name="ce14" office:value-type="float" office:value="0.25" calcext:value-type="float">
            <text:p>0,25</text:p>
          </table:table-cell>
          <table:table-cell table:style-name="ce17" office:value-type="float" office:value="0.14" calcext:value-type="float">
            <text:p>0,14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12.1" calcext:value-type="float">
            <text:p>12,1</text:p>
          </table:table-cell>
          <table:table-cell table:style-name="ce2" office:value-type="float" office:value="9.36" calcext:value-type="float">
            <text:p>9,36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11.51" calcext:value-type="float">
            <text:p>11,51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9.36" calcext:value-type="float">
            <text:p>9,36</text:p>
          </table:table-cell>
          <table:table-cell table:style-name="ce14" office:value-type="float" office:value="0.4" calcext:value-type="float">
            <text:p>0,4</text:p>
          </table:table-cell>
          <table:table-cell table:style-name="ce14" office:value-type="float" office:value="11.51" calcext:value-type="float">
            <text:p>11,51</text:p>
          </table:table-cell>
          <table:table-cell table:style-name="ce14" office:value-type="float" office:value="0.39" calcext:value-type="float">
            <text:p>0,39</text:p>
          </table:table-cell>
          <table:table-cell table:style-name="ce17" office:value-type="float" office:value="0.38" calcext:value-type="float">
            <text:p>0,38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1.72" calcext:value-type="float">
            <text:p>1,72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2.26" calcext:value-type="float">
            <text:p>2,26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17" calcext:value-type="float">
            <text:p>0,1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1.72" calcext:value-type="float">
            <text:p>1,72</text:p>
          </table:table-cell>
          <table:table-cell table:style-name="ce14" office:value-type="float" office:value="0.28" calcext:value-type="float">
            <text:p>0,28</text:p>
          </table:table-cell>
          <table:table-cell table:style-name="ce14" office:value-type="float" office:value="2.26" calcext:value-type="float">
            <text:p>2,26</text:p>
          </table:table-cell>
          <table:table-cell table:style-name="ce14" office:value-type="float" office:value="0.82" calcext:value-type="float">
            <text:p>0,82</text:p>
          </table:table-cell>
          <table:table-cell table:style-name="ce17" office:value-type="float" office:value="0.17" calcext:value-type="float">
            <text:p>0,17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7" calcext:value-type="float">
            <text:p>7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6" calcext:value-type="float">
            <text:p>0,6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59" calcext:value-type="float">
            <text:p>0,59</text:p>
          </table:table-cell>
          <table:table-cell table:style-name="ce14" office:value-type="float" office:value="0.29" calcext:value-type="float">
            <text:p>0,29</text:p>
          </table:table-cell>
          <table:table-cell table:style-name="ce14" office:value-type="float" office:value="0.6" calcext:value-type="float">
            <text:p>0,6</text:p>
          </table:table-cell>
          <table:table-cell table:style-name="ce14" office:value-type="float" office:value="0.13" calcext:value-type="float">
            <text:p>0,13</text:p>
          </table:table-cell>
          <table:table-cell table:style-name="ce17" office:value-type="float" office:value="0.35" calcext:value-type="float">
            <text:p>0,35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28" calcext:value-type="float">
            <text:p>0,28</text:p>
          </table:table-cell>
          <table:table-cell table:style-name="ce14" office:value-type="float" office:value="0.26" calcext:value-type="float">
            <text:p>0,26</text:p>
          </table:table-cell>
          <table:table-cell table:style-name="ce14" office:value-type="float" office:value="0.3" calcext:value-type="float">
            <text:p>0,3</text:p>
          </table:table-cell>
          <table:table-cell table:style-name="ce14" office:value-type="float" office:value="0.09" calcext:value-type="float">
            <text:p>0,09</text:p>
          </table:table-cell>
          <table:table-cell table:style-name="ce17" office:value-type="float" office:value="0.15" calcext:value-type="float">
            <text:p>0,15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8.2" calcext:value-type="float">
            <text:p>8,2</text:p>
          </table:table-cell>
          <table:table-cell table:style-name="ce2" office:value-type="float" office:value="1.64" calcext:value-type="float">
            <text:p>1,64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1.44" calcext:value-type="float">
            <text:p>1,4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08" calcext:value-type="float">
            <text:p>0,0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1.64" calcext:value-type="float">
            <text:p>1,64</text:p>
          </table:table-cell>
          <table:table-cell table:style-name="ce14" office:value-type="float" office:value="0.29" calcext:value-type="float">
            <text:p>0,29</text:p>
          </table:table-cell>
          <table:table-cell table:style-name="ce14" office:value-type="float" office:value="1.44" calcext:value-type="float">
            <text:p>1,44</text:p>
          </table:table-cell>
          <table:table-cell table:style-name="ce14" office:value-type="float" office:value="0.2" calcext:value-type="float">
            <text:p>0,2</text:p>
          </table:table-cell>
          <table:table-cell table:style-name="ce17" office:value-type="float" office:value="0.08" calcext:value-type="float">
            <text:p>0,08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0.05" calcext:value-type="float">
            <text:p>0,05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09" calcext:value-type="float">
            <text:p>0,09</text:p>
          </table:table-cell>
          <table:table-cell table:style-name="ce14" office:value-type="float" office:value="0.22" calcext:value-type="float">
            <text:p>0,22</text:p>
          </table:table-cell>
          <table:table-cell table:style-name="ce14" office:value-type="float" office:value="0.05" calcext:value-type="float">
            <text:p>0,05</text:p>
          </table:table-cell>
          <table:table-cell table:style-name="ce14" office:value-type="float" office:value="0.43" calcext:value-type="float">
            <text:p>0,43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13.1" calcext:value-type="float">
            <text:p>13,1</text:p>
          </table:table-cell>
          <table:table-cell table:style-name="ce2" office:value-type="float" office:value="0.08" calcext:value-type="float">
            <text:p>0,08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03" calcext:value-type="float">
            <text:p>0,03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14" office:value-type="float" office:value="0.08" calcext:value-type="float">
            <text:p>0,08</text:p>
          </table:table-cell>
          <table:table-cell table:style-name="ce14" office:value-type="float" office:value="0.25" calcext:value-type="float">
            <text:p>0,25</text:p>
          </table:table-cell>
          <table:table-cell table:style-name="ce14" office:value-type="float" office:value="0.03" calcext:value-type="float">
            <text:p>0,03</text:p>
          </table:table-cell>
          <table:table-cell table:style-name="ce14" office:value-type="float" office:value="0.73" calcext:value-type="float">
            <text:p>0,73</text:p>
          </table:table-cell>
          <table:table-cell table:style-name="ce17" office:value-type="float" office:value="0.2" calcext:value-type="float">
            <text:p>0,2</text:p>
          </table:table-cell>
          <table:table-cell table:number-columns-repeated="14"/>
        </table:table-row>
        <table:table-row table:style-name="ro2">
          <table:table-cell/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1.36" calcext:value-type="float">
            <text:p>1,36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17" calcext:value-type="float">
            <text:p>0,17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42" calcext:value-type="float">
            <text:p>0,42</text:p>
          </table:table-cell>
          <table:table-cell/>
          <table:table-cell table:style-name="ce5"/>
          <table:table-cell table:style-name="ce7" office:value-type="float" office:value="1" calcext:value-type="float">
            <text:p>1</text:p>
          </table:table-cell>
          <table:table-cell table:style-name="ce15" office:value-type="float" office:value="1.36" calcext:value-type="float">
            <text:p>1,36</text:p>
          </table:table-cell>
          <table:table-cell table:style-name="ce15" office:value-type="float" office:value="0.26" calcext:value-type="float">
            <text:p>0,26</text:p>
          </table:table-cell>
          <table:table-cell table:style-name="ce15" office:value-type="float" office:value="0.17" calcext:value-type="float">
            <text:p>0,17</text:p>
          </table:table-cell>
          <table:table-cell table:style-name="ce15" office:value-type="float" office:value="0.99" calcext:value-type="float">
            <text:p>0,99</text:p>
          </table:table-cell>
          <table:table-cell table:style-name="ce18" office:value-type="float" office:value="0.42" calcext:value-type="float">
            <text:p>0,42</text:p>
          </table:table-cell>
          <table:table-cell table:number-columns-repeated="14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number-columns-repeated="8"/>
          <table:table-cell table:style-name="ce3"/>
          <table:table-cell table:style-name="ce8" table:number-matrix-columns-spanned="20" table:number-matrix-rows-spanned="6" table:formula="of:=TRANSPOSE([.$J$4:.$O$23]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</table:table-row>
        <table:table-row table:style-name="ro1">
          <table:table-cell table:number-columns-repeated="9"/>
          <table:table-cell office:value-type="float" office:value="1.59" calcext:value-type="float">
            <text:p>1,59</text:p>
          </table:table-cell>
          <table:table-cell office:value-type="float" office:value="0.34" calcext:value-type="float">
            <text:p>0,34</text:p>
          </table:table-cell>
          <table:table-cell office:value-type="float" office:value="2.53" calcext:value-type="float">
            <text:p>2,53</text:p>
          </table:table-cell>
          <table:table-cell office:value-type="float" office:value="4.63" calcext:value-type="float">
            <text:p>4,63</text:p>
          </table:table-cell>
          <table:table-cell office:value-type="float" office:value="2.16" calcext:value-type="float">
            <text:p>2,16</text:p>
          </table:table-cell>
          <table:table-cell office:value-type="float" office:value="2.16" calcext:value-type="float">
            <text:p>2,16</text:p>
          </table:table-cell>
          <table:table-cell office:value-type="float" office:value="0.68" calcext:value-type="float">
            <text:p>0,68</text:p>
          </table:table-cell>
          <table:table-cell office:value-type="float" office:value="0.35" calcext:value-type="float">
            <text:p>0,35</text:p>
          </table:table-cell>
          <table:table-cell office:value-type="float" office:value="0.52" calcext:value-type="float">
            <text:p>0,52</text:p>
          </table:table-cell>
          <table:table-cell office:value-type="float" office:value="3.42" calcext:value-type="float">
            <text:p>3,42</text:p>
          </table:table-cell>
          <table:table-cell office:value-type="float" office:value="1.78" calcext:value-type="float">
            <text:p>1,78</text:p>
          </table:table-cell>
          <table:table-cell office:value-type="float" office:value="2.4" calcext:value-type="float">
            <text:p>2,4</text:p>
          </table:table-cell>
          <table:table-cell office:value-type="float" office:value="9.36" calcext:value-type="float">
            <text:p>9,36</text:p>
          </table:table-cell>
          <table:table-cell office:value-type="float" office:value="1.72" calcext:value-type="float">
            <text:p>1,72</text:p>
          </table:table-cell>
          <table:table-cell office:value-type="float" office:value="0.59" calcext:value-type="float">
            <text:p>0,59</text:p>
          </table:table-cell>
          <table:table-cell office:value-type="float" office:value="0.28" calcext:value-type="float">
            <text:p>0,28</text:p>
          </table:table-cell>
          <table:table-cell office:value-type="float" office:value="1.64" calcext:value-type="float">
            <text:p>1,64</text:p>
          </table:table-cell>
          <table:table-cell office:value-type="float" office:value="0.09" calcext:value-type="float">
            <text:p>0,09</text:p>
          </table:table-cell>
          <table:table-cell office:value-type="float" office:value="0.08" calcext:value-type="float">
            <text:p>0,08</text:p>
          </table:table-cell>
          <table:table-cell table:style-name="ce11" office:value-type="float" office:value="1.36" calcext:value-type="float">
            <text:p>1,36</text:p>
          </table:table-cell>
        </table:table-row>
        <table:table-row table:style-name="ro1">
          <table:table-cell table:number-columns-repeated="8"/>
          <table:table-cell office:value-type="string" calcext:value-type="string">
            <text:p>C^T</text:p>
          </table:table-cell>
          <table:table-cell office:value-type="float" office:value="0.26" calcext:value-type="float">
            <text:p>0,26</text:p>
          </table:table-cell>
          <table:table-cell office:value-type="float" office:value="0.28" calcext:value-type="float">
            <text:p>0,28</text:p>
          </table:table-cell>
          <table:table-cell office:value-type="float" office:value="0.31" calcext:value-type="float">
            <text:p>0,31</text:p>
          </table:table-cell>
          <table:table-cell office:value-type="float" office:value="0.4" calcext:value-type="float">
            <text:p>0,4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24" calcext:value-type="float">
            <text:p>0,24</text:p>
          </table:table-cell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4" calcext:value-type="float">
            <text:p>0,4</text:p>
          </table:table-cell>
          <table:table-cell office:value-type="float" office:value="0.28" calcext:value-type="float">
            <text:p>0,28</text:p>
          </table:table-cell>
          <table:table-cell office:value-type="float" office:value="0.29" calcext:value-type="float">
            <text:p>0,29</text:p>
          </table:table-cell>
          <table:table-cell office:value-type="float" office:value="0.26" calcext:value-type="float">
            <text:p>0,26</text:p>
          </table:table-cell>
          <table:table-cell office:value-type="float" office:value="0.29" calcext:value-type="float">
            <text:p>0,29</text:p>
          </table:table-cell>
          <table:table-cell office:value-type="float" office:value="0.22" calcext:value-type="float">
            <text:p>0,22</text:p>
          </table:table-cell>
          <table:table-cell office:value-type="float" office:value="0.25" calcext:value-type="float">
            <text:p>0,25</text:p>
          </table:table-cell>
          <table:table-cell table:style-name="ce11" office:value-type="float" office:value="0.26" calcext:value-type="float">
            <text:p>0,26</text:p>
          </table:table-cell>
        </table:table-row>
        <table:table-row table:style-name="ro1">
          <table:table-cell table:number-columns-repeated="9"/>
          <table:table-cell table:style-name="ce9" office:value-type="float" office:value="2.05" calcext:value-type="float">
            <text:p>2,05</text:p>
          </table:table-cell>
          <table:table-cell office:value-type="float" office:value="0.46" calcext:value-type="float">
            <text:p>0,46</text:p>
          </table:table-cell>
          <table:table-cell office:value-type="float" office:value="2.46" calcext:value-type="float">
            <text:p>2,46</text:p>
          </table:table-cell>
          <table:table-cell office:value-type="float" office:value="6.44" calcext:value-type="float">
            <text:p>6,44</text:p>
          </table:table-cell>
          <table:table-cell office:value-type="float" office:value="2.16" calcext:value-type="float">
            <text:p>2,16</text:p>
          </table:table-cell>
          <table:table-cell office:value-type="float" office:value="2.69" calcext:value-type="float">
            <text:p>2,69</text:p>
          </table:table-cell>
          <table:table-cell office:value-type="float" office:value="0.73" calcext:value-type="float">
            <text:p>0,73</text:p>
          </table:table-cell>
          <table:table-cell office:value-type="float" office:value="0.42" calcext:value-type="float">
            <text:p>0,42</text:p>
          </table:table-cell>
          <table:table-cell office:value-type="float" office:value="0.49" calcext:value-type="float">
            <text:p>0,49</text:p>
          </table:table-cell>
          <table:table-cell office:value-type="float" office:value="3.02" calcext:value-type="float">
            <text:p>3,02</text:p>
          </table:table-cell>
          <table:table-cell office:value-type="float" office:value="3.19" calcext:value-type="float">
            <text:p>3,19</text:p>
          </table:table-cell>
          <table:table-cell office:value-type="float" office:value="3.3" calcext:value-type="float">
            <text:p>3,3</text:p>
          </table:table-cell>
          <table:table-cell office:value-type="float" office:value="11.51" calcext:value-type="float">
            <text:p>11,51</text:p>
          </table:table-cell>
          <table:table-cell office:value-type="float" office:value="2.26" calcext:value-type="float">
            <text:p>2,26</text:p>
          </table:table-cell>
          <table:table-cell office:value-type="float" office:value="0.6" calcext:value-type="float">
            <text:p>0,6</text:p>
          </table:table-cell>
          <table:table-cell office:value-type="float" office:value="0.3" calcext:value-type="float">
            <text:p>0,3</text:p>
          </table:table-cell>
          <table:table-cell office:value-type="float" office:value="1.44" calcext:value-type="float">
            <text:p>1,44</text:p>
          </table:table-cell>
          <table:table-cell office:value-type="float" office:value="0.05" calcext:value-type="float">
            <text:p>0,05</text:p>
          </table:table-cell>
          <table:table-cell office:value-type="float" office:value="0.03" calcext:value-type="float">
            <text:p>0,03</text:p>
          </table:table-cell>
          <table:table-cell table:style-name="ce11" office:value-type="float" office:value="0.17" calcext:value-type="float">
            <text:p>0,17</text:p>
          </table:table-cell>
        </table:table-row>
        <table:table-row table:style-name="ro1">
          <table:table-cell table:number-columns-repeated="9"/>
          <table:table-cell office:value-type="float" office:value="0.32" calcext:value-type="float">
            <text:p>0,32</text:p>
          </table:table-cell>
          <table:table-cell office:value-type="float" office:value="0.59" calcext:value-type="float">
            <text:p>0,59</text:p>
          </table:table-cell>
          <table:table-cell office:value-type="float" office:value="0.3" calcext:value-type="float">
            <text:p>0,3</text:p>
          </table:table-cell>
          <table:table-cell office:value-type="float" office:value="0.43" calcext:value-type="float">
            <text:p>0,43</text:p>
          </table:table-cell>
          <table:table-cell office:value-type="float" office:value="0.39" calcext:value-type="float">
            <text:p>0,39</text:p>
          </table:table-cell>
          <table:table-cell office:value-type="float" office:value="0.32" calcext:value-type="float">
            <text:p>0,32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0.2" calcext:value-type="float">
            <text:p>0,2</text:p>
          </table:table-cell>
          <table:table-cell office:value-type="float" office:value="1.37" calcext:value-type="float">
            <text:p>1,37</text:p>
          </table:table-cell>
          <table:table-cell office:value-type="float" office:value="0.73" calcext:value-type="float">
            <text:p>0,73</text:p>
          </table:table-cell>
          <table:table-cell office:value-type="float" office:value="0.25" calcext:value-type="float">
            <text:p>0,25</text:p>
          </table:table-cell>
          <table:table-cell office:value-type="float" office:value="0.39" calcext:value-type="float">
            <text:p>0,39</text:p>
          </table:table-cell>
          <table:table-cell office:value-type="float" office:value="0.82" calcext:value-type="float">
            <text:p>0,82</text:p>
          </table:table-cell>
          <table:table-cell office:value-type="float" office:value="0.13" calcext:value-type="float">
            <text:p>0,13</text:p>
          </table:table-cell>
          <table:table-cell office:value-type="float" office:value="0.09" calcext:value-type="float">
            <text:p>0,09</text:p>
          </table:table-cell>
          <table:table-cell office:value-type="float" office:value="0.2" calcext:value-type="float">
            <text:p>0,2</text:p>
          </table:table-cell>
          <table:table-cell office:value-type="float" office:value="0.43" calcext:value-type="float">
            <text:p>0,43</text:p>
          </table:table-cell>
          <table:table-cell office:value-type="float" office:value="0.73" calcext:value-type="float">
            <text:p>0,73</text:p>
          </table:table-cell>
          <table:table-cell table:style-name="ce11" office:value-type="float" office:value="0.99" calcext:value-type="float">
            <text:p>0,99</text:p>
          </table:table-cell>
        </table:table-row>
        <table:table-row table:style-name="ro1">
          <table:table-cell table:number-columns-repeated="8"/>
          <table:table-cell table:style-name="ce5"/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66" calcext:value-type="float">
            <text:p>0,66</text:p>
          </table:table-cell>
          <table:table-cell table:style-name="ce7" office:value-type="float" office:value="0.31" calcext:value-type="float">
            <text:p>0,31</text:p>
          </table:table-cell>
          <table:table-cell table:style-name="ce7" office:value-type="float" office:value="0.59" calcext:value-type="float">
            <text:p>0,59</text:p>
          </table:table-cell>
          <table:table-cell table:style-name="ce7" office:value-type="float" office:value="0.16" calcext:value-type="float">
            <text:p>0,16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23" calcext:value-type="float">
            <text:p>0,23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73" calcext:value-type="float">
            <text:p>0,73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14" calcext:value-type="float">
            <text:p>0,14</text:p>
          </table:table-cell>
          <table:table-cell table:style-name="ce7" office:value-type="float" office:value="0.38" calcext:value-type="float">
            <text:p>0,38</text:p>
          </table:table-cell>
          <table:table-cell table:style-name="ce7" office:value-type="float" office:value="0.17" calcext:value-type="float">
            <text:p>0,17</text:p>
          </table:table-cell>
          <table:table-cell table:style-name="ce7" office:value-type="float" office:value="0.35" calcext:value-type="float">
            <text:p>0,35</text:p>
          </table:table-cell>
          <table:table-cell table:style-name="ce7" office:value-type="float" office:value="0.15" calcext:value-type="float">
            <text:p>0,15</text:p>
          </table:table-cell>
          <table:table-cell table:style-name="ce7" office:value-type="float" office:value="0.08" calcext:value-type="float">
            <text:p>0,08</text:p>
          </table:table-cell>
          <table:table-cell table:style-name="ce7" office:value-type="float" office:value="0.2" calcext:value-type="float">
            <text:p>0,2</text:p>
          </table:table-cell>
          <table:table-cell table:style-name="ce7" office:value-type="float" office:value="0.2" calcext:value-type="float">
            <text:p>0,2</text:p>
          </table:table-cell>
          <table:table-cell table:style-name="ce12" office:value-type="float" office:value="0.42" calcext:value-type="float">
            <text:p>0,42</text:p>
          </table:table-cell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number-columns-repeated="8"/>
          <table:table-cell table:style-name="ce3" office:value-type="string" calcext:value-type="string">
            <text:p>C^T * C</text:p>
          </table:table-cell>
          <table:table-cell table:style-name="ce6" table:number-matrix-columns-spanned="6" table:number-matrix-rows-spanned="6" table:formula="of:=MMULT([.$J$26:.$AC$31];[.$J$4:.$O$23])" office:value-type="float" office:value="20" calcext:value-type="float">
            <text:p>20</text:p>
          </table:table-cell>
          <table:table-cell table:style-name="ce6" office:value-type="float" office:value="37.68" calcext:value-type="float">
            <text:p>37,68</text:p>
          </table:table-cell>
          <table:table-cell table:style-name="ce6" office:value-type="float" office:value="5.78" calcext:value-type="float">
            <text:p>5,78</text:p>
          </table:table-cell>
          <table:table-cell table:style-name="ce6" office:value-type="float" office:value="43.77" calcext:value-type="float">
            <text:p>43,77</text:p>
          </table:table-cell>
          <table:table-cell table:style-name="ce6" office:value-type="float" office:value="9.31" calcext:value-type="float">
            <text:p>9,31</text:p>
          </table:table-cell>
          <table:table-cell table:style-name="ce10" office:value-type="float" office:value="5.41" calcext:value-type="float">
            <text:p>5,4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37.68" calcext:value-type="float">
            <text:p>37,68</text:p>
          </table:table-cell>
          <table:table-cell office:value-type="float" office:value="156.841" calcext:value-type="float">
            <text:p>156,841</text:p>
          </table:table-cell>
          <table:table-cell office:value-type="float" office:value="12.4682" calcext:value-type="float">
            <text:p>12,4682</text:p>
          </table:table-cell>
          <table:table-cell office:value-type="float" office:value="189.4162" calcext:value-type="float">
            <text:p>189,4162</text:p>
          </table:table-cell>
          <table:table-cell office:value-type="float" office:value="18.975" calcext:value-type="float">
            <text:p>18,975</text:p>
          </table:table-cell>
          <table:table-cell table:style-name="ce11" office:value-type="float" office:value="12.8711" calcext:value-type="float">
            <text:p>12,8711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5.78" calcext:value-type="float">
            <text:p>5,78</text:p>
          </table:table-cell>
          <table:table-cell office:value-type="float" office:value="12.4682" calcext:value-type="float">
            <text:p>12,4682</text:p>
          </table:table-cell>
          <table:table-cell office:value-type="float" office:value="1.7102" calcext:value-type="float">
            <text:p>1,7102</text:p>
          </table:table-cell>
          <table:table-cell office:value-type="float" office:value="14.7258" calcext:value-type="float">
            <text:p>14,7258</text:p>
          </table:table-cell>
          <table:table-cell office:value-type="float" office:value="2.6981" calcext:value-type="float">
            <text:p>2,6981</text:p>
          </table:table-cell>
          <table:table-cell table:style-name="ce11" office:value-type="float" office:value="1.6412" calcext:value-type="float">
            <text:p>1,6412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43.77" calcext:value-type="float">
            <text:p>43,77</text:p>
          </table:table-cell>
          <table:table-cell office:value-type="float" office:value="189.4162" calcext:value-type="float">
            <text:p>189,4162</text:p>
          </table:table-cell>
          <table:table-cell office:value-type="float" office:value="14.7258" calcext:value-type="float">
            <text:p>14,7258</text:p>
          </table:table-cell>
          <table:table-cell office:value-type="float" office:value="235.1205" calcext:value-type="float">
            <text:p>235,1205</text:p>
          </table:table-cell>
          <table:table-cell office:value-type="float" office:value="20.8685" calcext:value-type="float">
            <text:p>20,8685</text:p>
          </table:table-cell>
          <table:table-cell table:style-name="ce11" office:value-type="float" office:value="14.6209" calcext:value-type="float">
            <text:p>14,620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9.31" calcext:value-type="float">
            <text:p>9,31</text:p>
          </table:table-cell>
          <table:table-cell office:value-type="float" office:value="18.975" calcext:value-type="float">
            <text:p>18,975</text:p>
          </table:table-cell>
          <table:table-cell office:value-type="float" office:value="2.6981" calcext:value-type="float">
            <text:p>2,6981</text:p>
          </table:table-cell>
          <table:table-cell office:value-type="float" office:value="20.8685" calcext:value-type="float">
            <text:p>20,8685</text:p>
          </table:table-cell>
          <table:table-cell office:value-type="float" office:value="6.3001" calcext:value-type="float">
            <text:p>6,3001</text:p>
          </table:table-cell>
          <table:table-cell table:style-name="ce11" office:value-type="float" office:value="3.1967" calcext:value-type="float">
            <text:p>3,1967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5"/>
          <table:table-cell table:style-name="ce7" office:value-type="float" office:value="5.41" calcext:value-type="float">
            <text:p>5,41</text:p>
          </table:table-cell>
          <table:table-cell table:style-name="ce7" office:value-type="float" office:value="12.8711" calcext:value-type="float">
            <text:p>12,8711</text:p>
          </table:table-cell>
          <table:table-cell table:style-name="ce7" office:value-type="float" office:value="1.6412" calcext:value-type="float">
            <text:p>1,6412</text:p>
          </table:table-cell>
          <table:table-cell table:style-name="ce7" office:value-type="float" office:value="14.6209" calcext:value-type="float">
            <text:p>14,6209</text:p>
          </table:table-cell>
          <table:table-cell table:style-name="ce7" office:value-type="float" office:value="3.1967" calcext:value-type="float">
            <text:p>3,1967</text:p>
          </table:table-cell>
          <table:table-cell table:style-name="ce12" office:value-type="float" office:value="2.1821" calcext:value-type="float">
            <text:p>2,1821</text:p>
          </table:table-cell>
          <table:table-cell table:number-columns-repeated="14"/>
        </table:table-row>
        <table:table-row table:style-name="ro1" table:number-rows-repeated="2"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number-columns-repeated="8"/>
          <table:table-cell table:style-name="ce3" office:value-type="string" calcext:value-type="string">
            <text:p>(C^T * C) ^ -1</text:p>
          </table:table-cell>
          <table:table-cell table:style-name="ce6" table:number-matrix-columns-spanned="6" table:number-matrix-rows-spanned="6" table:formula="of:=MINVERSE([.$J$34:.$O$39])" office:value-type="float" office:value="11.4831894611494" calcext:value-type="float">
            <text:p>11,4831894611494</text:p>
          </table:table-cell>
          <table:table-cell table:style-name="ce6" office:value-type="float" office:value="-0.420855036550606" calcext:value-type="float">
            <text:p>-0,420855036550606</text:p>
          </table:table-cell>
          <table:table-cell table:style-name="ce6" office:value-type="float" office:value="-45.1631612830385" calcext:value-type="float">
            <text:p>-45,1631612830385</text:p>
          </table:table-cell>
          <table:table-cell table:style-name="ce6" office:value-type="float" office:value="0.909693784779608" calcext:value-type="float">
            <text:p>0,909693784779608</text:p>
          </table:table-cell>
          <table:table-cell table:style-name="ce6" office:value-type="float" office:value="-1.28563330338233" calcext:value-type="float">
            <text:p>-1,28563330338233</text:p>
          </table:table-cell>
          <table:table-cell table:style-name="ce10" office:value-type="float" office:value="3.76877076984969" calcext:value-type="float">
            <text:p>3,76877076984969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-0.420855036550607" calcext:value-type="float">
            <text:p>-0,420855036550607</text:p>
          </table:table-cell>
          <table:table-cell office:value-type="float" office:value="0.339487837025285" calcext:value-type="float">
            <text:p>0,339487837025285</text:p>
          </table:table-cell>
          <table:table-cell office:value-type="float" office:value="1.77816415052489" calcext:value-type="float">
            <text:p>1,77816415052489</text:p>
          </table:table-cell>
          <table:table-cell office:value-type="float" office:value="-0.280984273227244" calcext:value-type="float">
            <text:p>-0,280984273227244</text:p>
          </table:table-cell>
          <table:table-cell office:value-type="float" office:value="-0.0834498737908946" calcext:value-type="float">
            <text:p>-0,0834498737908946</text:p>
          </table:table-cell>
          <table:table-cell table:style-name="ce11" office:value-type="float" office:value="-0.291495340847463" calcext:value-type="float">
            <text:p>-0,291495340847463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-45.1631612830384" calcext:value-type="float">
            <text:p>-45,1631612830384</text:p>
          </table:table-cell>
          <table:table-cell office:value-type="float" office:value="1.77816415052489" calcext:value-type="float">
            <text:p>1,77816415052489</text:p>
          </table:table-cell>
          <table:table-cell office:value-type="float" office:value="180.843163994336" calcext:value-type="float">
            <text:p>180,843163994336</text:p>
          </table:table-cell>
          <table:table-cell office:value-type="float" office:value="-3.76040619251224" calcext:value-type="float">
            <text:p>-3,76040619251224</text:p>
          </table:table-cell>
          <table:table-cell office:value-type="float" office:value="4.40057308344403" calcext:value-type="float">
            <text:p>4,40057308344403</text:p>
          </table:table-cell>
          <table:table-cell table:style-name="ce11" office:value-type="float" office:value="-15.7833352641177" calcext:value-type="float">
            <text:p>-15,7833352641177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0.909693784779606" calcext:value-type="float">
            <text:p>0,909693784779606</text:p>
          </table:table-cell>
          <table:table-cell office:value-type="float" office:value="-0.280984273227244" calcext:value-type="float">
            <text:p>-0,280984273227244</text:p>
          </table:table-cell>
          <table:table-cell office:value-type="float" office:value="-3.76040619251223" calcext:value-type="float">
            <text:p>-3,76040619251223</text:p>
          </table:table-cell>
          <table:table-cell office:value-type="float" office:value="0.271090598660722" calcext:value-type="float">
            <text:p>0,271090598660722</text:p>
          </table:table-cell>
          <table:table-cell office:value-type="float" office:value="0.0173656718936537" calcext:value-type="float">
            <text:p>0,0173656718936537</text:p>
          </table:table-cell>
          <table:table-cell table:style-name="ce11" office:value-type="float" office:value="0.388438004366245" calcext:value-type="float">
            <text:p>0,388438004366245</text:p>
          </table:table-cell>
          <table:table-cell table:number-columns-repeated="14"/>
        </table:table-row>
        <table:table-row table:style-name="ro1">
          <table:table-cell table:number-columns-repeated="9"/>
          <table:table-cell office:value-type="float" office:value="-1.28563330338232" calcext:value-type="float">
            <text:p>-1,28563330338232</text:p>
          </table:table-cell>
          <table:table-cell office:value-type="float" office:value="-0.0834498737908954" calcext:value-type="float">
            <text:p>-0,0834498737908954</text:p>
          </table:table-cell>
          <table:table-cell office:value-type="float" office:value="4.400573083444" calcext:value-type="float">
            <text:p>4,400573083444</text:p>
          </table:table-cell>
          <table:table-cell office:value-type="float" office:value="0.0173656718936547" calcext:value-type="float">
            <text:p>0,0173656718936547</text:p>
          </table:table-cell>
          <table:table-cell office:value-type="float" office:value="0.931723519606797" calcext:value-type="float">
            <text:p>0,931723519606797</text:p>
          </table:table-cell>
          <table:table-cell table:style-name="ce11" office:value-type="float" office:value="-1.11140416571968" calcext:value-type="float">
            <text:p>-1,11140416571968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ce5"/>
          <table:table-cell table:style-name="ce7" office:value-type="float" office:value="3.76877076984966" calcext:value-type="float">
            <text:p>3,76877076984966</text:p>
          </table:table-cell>
          <table:table-cell table:style-name="ce7" office:value-type="float" office:value="-0.291495340847466" calcext:value-type="float">
            <text:p>-0,291495340847466</text:p>
          </table:table-cell>
          <table:table-cell table:style-name="ce7" office:value-type="float" office:value="-15.7833352641176" calcext:value-type="float">
            <text:p>-15,7833352641176</text:p>
          </table:table-cell>
          <table:table-cell table:style-name="ce7" office:value-type="float" office:value="0.388438004366247" calcext:value-type="float">
            <text:p>0,388438004366247</text:p>
          </table:table-cell>
          <table:table-cell table:style-name="ce7" office:value-type="float" office:value="-1.11140416571968" calcext:value-type="float">
            <text:p>-1,11140416571968</text:p>
          </table:table-cell>
          <table:table-cell table:style-name="ce12" office:value-type="float" office:value="3.73032314315689" calcext:value-type="float">
            <text:p>3,73032314315689</text:p>
          </table:table-cell>
          <table:table-cell table:number-columns-repeated="14"/>
        </table:table-row>
        <table:table-row table:style-name="ro1"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number-columns-repeated="8"/>
          <table:table-cell table:style-name="ce3" office:value-type="string" calcext:value-type="string">
            <text:p>L</text:p>
          </table:table-cell>
          <table:table-cell table:style-name="ce6" table:number-matrix-columns-spanned="20" table:number-matrix-rows-spanned="6" table:formula="of:=MMULT([.$J$42:.$O$47];[.$J$26:.$AC$31])" office:value-type="float" office:value="1.05270552893876" calcext:value-type="float">
            <text:p>1,05270552893876</text:p>
          </table:table-cell>
          <table:table-cell table:style-name="ce6" office:value-type="float" office:value="0.841737789575283" calcext:value-type="float">
            <text:p>0,841737789575283</text:p>
          </table:table-cell>
          <table:table-cell table:style-name="ce6" office:value-type="float" office:value="-0.561678120868995" calcext:value-type="float">
            <text:p>-0,561678120868995</text:p>
          </table:table-cell>
          <table:table-cell table:style-name="ce6" office:value-type="float" office:value="-1.00145346355768" calcext:value-type="float">
            <text:p>-1,00145346355768</text:p>
          </table:table-cell>
          <table:table-cell table:style-name="ce6" office:value-type="float" office:value="0.898265558590907" calcext:value-type="float">
            <text:p>0,898265558590907</text:p>
          </table:table-cell>
          <table:table-cell table:style-name="ce6" office:value-type="float" office:value="-0.298441147862179" calcext:value-type="float">
            <text:p>-0,298441147862179</text:p>
          </table:table-cell>
          <table:table-cell table:style-name="ce6" office:value-type="float" office:value="-0.909380983252179" calcext:value-type="float">
            <text:p>-0,909380983252179</text:p>
          </table:table-cell>
          <table:table-cell table:style-name="ce6" office:value-type="float" office:value="0.00705832225183065" calcext:value-type="float">
            <text:p>0,00705832225183065</text:p>
          </table:table-cell>
          <table:table-cell table:style-name="ce6" office:value-type="float" office:value="0.915311089667393" calcext:value-type="float">
            <text:p>0,915311089667393</text:p>
          </table:table-cell>
          <table:table-cell table:style-name="ce6" office:value-type="float" office:value="-0.21955449520468" calcext:value-type="float">
            <text:p>-0,21955449520468</text:p>
          </table:table-cell>
          <table:table-cell table:style-name="ce6" office:value-type="float" office:value="-0.2107789959699" calcext:value-type="float">
            <text:p>-0,2107789959699</text:p>
          </table:table-cell>
          <table:table-cell table:style-name="ce6" office:value-type="float" office:value="-0.77086516543826" calcext:value-type="float">
            <text:p>-0,77086516543826</text:p>
          </table:table-cell>
          <table:table-cell table:style-name="ce6" office:value-type="float" office:value="0.880033172857427" calcext:value-type="float">
            <text:p>0,880033172857427</text:p>
          </table:table-cell>
          <table:table-cell table:style-name="ce6" office:value-type="float" office:value="-0.243986685265542" calcext:value-type="float">
            <text:p>-0,243986685265542</text:p>
          </table:table-cell>
          <table:table-cell table:style-name="ce6" office:value-type="float" office:value="-0.164678071621136" calcext:value-type="float">
            <text:p>-0,164678071621136</text:p>
          </table:table-cell>
          <table:table-cell table:style-name="ce6" office:value-type="float" office:value="0.345444870932178" calcext:value-type="float">
            <text:p>0,345444870932178</text:p>
          </table:table-cell>
          <table:table-cell table:style-name="ce6" office:value-type="float" office:value="-0.94999551988058" calcext:value-type="float">
            <text:p>-0,94999551988058</text:p>
          </table:table-cell>
          <table:table-cell table:style-name="ce6" office:value-type="float" office:value="1.75583354834592" calcext:value-type="float">
            <text:p>1,75583354834592</text:p>
          </table:table-cell>
          <table:table-cell table:style-name="ce6" office:value-type="float" office:value="0.00126339350998214" calcext:value-type="float">
            <text:p>0,00126339350998214</text:p>
          </table:table-cell>
          <table:table-cell table:style-name="ce10" office:value-type="float" office:value="-0.366840625748509" calcext:value-type="float">
            <text:p>-0,366840625748509</text:p>
          </table:table-cell>
        </table:table-row>
        <table:table-row table:style-name="ro1">
          <table:table-cell table:number-columns-repeated="9"/>
          <table:table-cell office:value-type="float" office:value="-0.0622777639915133" calcext:value-type="float">
            <text:p>-0,0622777639915133</text:p>
          </table:table-cell>
          <table:table-cell office:value-type="float" office:value="-0.178418325995526" calcext:value-type="float">
            <text:p>-0,178418325995526</text:p>
          </table:table-cell>
          <table:table-cell office:value-type="float" office:value="0.182660247847078" calcext:value-type="float">
            <text:p>0,182660247847078</text:p>
          </table:table-cell>
          <table:table-cell office:value-type="float" office:value="-0.15516510732712" calcext:value-type="float">
            <text:p>-0,15516510732712</text:p>
          </table:table-cell>
          <table:table-cell office:value-type="float" office:value="0.0886506350755903" calcext:value-type="float">
            <text:p>0,0886506350755903</text:p>
          </table:table-cell>
          <table:table-cell office:value-type="float" office:value="0.0137820740430348" calcext:value-type="float">
            <text:p>0,0137820740430348</text:p>
          </table:table-cell>
          <table:table-cell office:value-type="float" office:value="0.0184529014358249" calcext:value-type="float">
            <text:p>0,0184529014358249</text:p>
          </table:table-cell>
          <table:table-cell office:value-type="float" office:value="0.00143089002538716" calcext:value-type="float">
            <text:p>0,00143089002538716</text:p>
          </table:table-cell>
          <table:table-cell office:value-type="float" office:value="0.00474613892118963" calcext:value-type="float">
            <text:p>0,00474613892118963</text:p>
          </table:table-cell>
          <table:table-cell office:value-type="float" office:value="0.115733821680133" calcext:value-type="float">
            <text:p>0,115733821680133</text:p>
          </table:table-cell>
          <table:table-cell office:value-type="float" office:value="-0.289929888894462" calcext:value-type="float">
            <text:p>-0,289929888894462</text:p>
          </table:table-cell>
          <table:table-cell office:value-type="float" office:value="-0.0259916173382313" calcext:value-type="float">
            <text:p>-0,0259916173382313</text:p>
          </table:table-cell>
          <table:table-cell office:value-type="float" office:value="0.0905741130699534" calcext:value-type="float">
            <text:p>0,0905741130699534</text:p>
          </table:table-cell>
          <table:table-cell office:value-type="float" office:value="-0.0920575566663208" calcext:value-type="float">
            <text:p>-0,0920575566663208</text:p>
          </table:table-cell>
          <table:table-cell office:value-type="float" office:value="0.0136479741207547" calcext:value-type="float">
            <text:p>0,0136479741207547</text:p>
          </table:table-cell>
          <table:table-cell office:value-type="float" office:value="0.000994165216471435" calcext:value-type="float">
            <text:p>0,000994165216471435</text:p>
          </table:table-cell>
          <table:table-cell office:value-type="float" office:value="0.206945664349871" calcext:value-type="float">
            <text:p>0,206945664349871</text:p>
          </table:table-cell>
          <table:table-cell office:value-type="float" office:value="-0.107336745663795" calcext:value-type="float">
            <text:p>-0,107336745663795</text:p>
          </table:table-cell>
          <table:table-cell office:value-type="float" office:value="-0.0768019761910243" calcext:value-type="float">
            <text:p>-0,0768019761910243</text:p>
          </table:table-cell>
          <table:table-cell table:style-name="ce11" office:value-type="float" office:value="0.2503603562827" calcext:value-type="float">
            <text:p>0,2503603562827</text:p>
          </table:table-cell>
        </table:table-row>
        <table:table-row table:style-name="ro1">
          <table:table-cell table:number-columns-repeated="9"/>
          <table:table-cell office:value-type="float" office:value="-3.82697389010088" calcext:value-type="float">
            <text:p>-3,82697389010088</text:p>
          </table:table-cell>
          <table:table-cell office:value-type="float" office:value="-3.47294955708712" calcext:value-type="float">
            <text:p>-3,47294955708712</text:p>
          </table:table-cell>
          <table:table-cell office:value-type="float" office:value="2.57371361561042" calcext:value-type="float">
            <text:p>2,57371361561042</text:p>
          </table:table-cell>
          <table:table-cell office:value-type="float" office:value="3.77006707189901" calcext:value-type="float">
            <text:p>3,77006707189901</text:p>
          </table:table-cell>
          <table:table-cell office:value-type="float" office:value="-3.23469159491931" calcext:value-type="float">
            <text:p>-3,23469159491931</text:p>
          </table:table-cell>
          <table:table-cell office:value-type="float" office:value="1.54014621434039" calcext:value-type="float">
            <text:p>1,54014621434039</text:p>
          </table:table-cell>
          <table:table-cell office:value-type="float" office:value="3.96348496144152" calcext:value-type="float">
            <text:p>3,96348496144152</text:p>
          </table:table-cell>
          <table:table-cell office:value-type="float" office:value="0.560501733711426" calcext:value-type="float">
            <text:p>0,560501733711426</text:p>
          </table:table-cell>
          <table:table-cell office:value-type="float" office:value="-3.06130780489637" calcext:value-type="float">
            <text:p>-3,06130780489637</text:p>
          </table:table-cell>
          <table:table-cell office:value-type="float" office:value="0.1300646301264" calcext:value-type="float">
            <text:p>0,1300646301264</text:p>
          </table:table-cell>
          <table:table-cell office:value-type="float" office:value="0.788475705096865" calcext:value-type="float">
            <text:p>0,788475705096865</text:p>
          </table:table-cell>
          <table:table-cell office:value-type="float" office:value="3.45538105500308" calcext:value-type="float">
            <text:p>3,45538105500308</text:p>
          </table:table-cell>
          <table:table-cell office:value-type="float" office:value="-3.74599841002835" calcext:value-type="float">
            <text:p>-3,74599841002835</text:p>
          </table:table-cell>
          <table:table-cell office:value-type="float" office:value="0.958151912724998" calcext:value-type="float">
            <text:p>0,958151912724998</text:p>
          </table:table-cell>
          <table:table-cell office:value-type="float" office:value="1.12213656702798" calcext:value-type="float">
            <text:p>1,12213656702798</text:p>
          </table:table-cell>
          <table:table-cell office:value-type="float" office:value="-0.745623252225371" calcext:value-type="float">
            <text:p>-0,745623252225371</text:p>
          </table:table-cell>
          <table:table-cell office:value-type="float" office:value="4.4000083605217" calcext:value-type="float">
            <text:p>4,4000083605217</text:p>
          </table:table-cell>
          <table:table-cell office:value-type="float" office:value="-6.67007136730541" calcext:value-type="float">
            <text:p>-6,67007136730541</text:p>
          </table:table-cell>
          <table:table-cell office:value-type="float" office:value="0.132821959902885" calcext:value-type="float">
            <text:p>0,132821959902885</text:p>
          </table:table-cell>
          <table:table-cell table:style-name="ce11" office:value-type="float" office:value="1.36266208915595" calcext:value-type="float">
            <text:p>1,36266208915595</text:p>
          </table:table-cell>
        </table:table-row>
        <table:table-row table:style-name="ro1">
          <table:table-cell table:number-columns-repeated="9"/>
          <table:table-cell office:value-type="float" office:value="0.100897243166833" calcext:value-type="float">
            <text:p>0,100897243166833</text:p>
          </table:table-cell>
          <table:table-cell office:value-type="float" office:value="0.152561902661828" calcext:value-type="float">
            <text:p>0,152561902661828</text:p>
          </table:table-cell>
          <table:table-cell office:value-type="float" office:value="-0.174413990537103" calcext:value-type="float">
            <text:p>-0,174413990537103</text:p>
          </table:table-cell>
          <table:table-cell office:value-type="float" office:value="0.0870432395979837" calcext:value-type="float">
            <text:p>0,0870432395979837</text:p>
          </table:table-cell>
          <table:table-cell office:value-type="float" office:value="-0.0204594696001358" calcext:value-type="float">
            <text:p>-0,0204594696001358</text:p>
          </table:table-cell>
          <table:table-cell office:value-type="float" office:value="-0.0245289169993355" calcext:value-type="float">
            <text:p>-0,0245289169993355</text:p>
          </table:table-cell>
          <table:table-cell office:value-type="float" office:value="-0.0773628566215683" calcext:value-type="float">
            <text:p>-0,0773628566215683</text:p>
          </table:table-cell>
          <table:table-cell office:value-type="float" office:value="-0.017776438018639" calcext:value-type="float">
            <text:p>-0,017776438018639</text:p>
          </table:table-cell>
          <table:table-cell office:value-type="float" office:value="0.0284670445702882" calcext:value-type="float">
            <text:p>0,0284670445702882</text:p>
          </table:table-cell>
          <table:table-cell office:value-type="float" office:value="-0.0909540276993126" calcext:value-type="float">
            <text:p>-0,0909540276993126</text:p>
          </table:table-cell>
          <table:table-cell office:value-type="float" office:value="0.224910331633776" calcext:value-type="float">
            <text:p>0,224910331633776</text:p>
          </table:table-cell>
          <table:table-cell office:value-type="float" office:value="-0.014676738404621" calcext:value-type="float">
            <text:p>-0,014676738404621</text:p>
          </table:table-cell>
          <table:table-cell office:value-type="float" office:value="0.0501503546503258" calcext:value-type="float">
            <text:p>0,0501503546503258</text:p>
          </table:table-cell>
          <table:table-cell office:value-type="float" office:value="0.0664261655936124" calcext:value-type="float">
            <text:p>0,0664261655936124</text:p>
          </table:table-cell>
          <table:table-cell office:value-type="float" office:value="-0.0457395341822205" calcext:value-type="float">
            <text:p>-0,0457395341822205</text:p>
          </table:table-cell>
          <table:table-cell office:value-type="float" office:value="-0.00553163105361996" calcext:value-type="float">
            <text:p>-0,00553163105361996</text:p>
          </table:table-cell>
          <table:table-cell office:value-type="float" office:value="-0.21671958234215" calcext:value-type="float">
            <text:p>-0,21671958234215</text:p>
          </table:table-cell>
          <table:table-cell office:value-type="float" office:value="0.15582520755702" calcext:value-type="float">
            <text:p>0,15582520755702</text:p>
          </table:table-cell>
          <table:table-cell office:value-type="float" office:value="0.0456107541088068" calcext:value-type="float">
            <text:p>0,0456107541088068</text:p>
          </table:table-cell>
          <table:table-cell table:style-name="ce11" office:value-type="float" office:value="-0.223729058081763" calcext:value-type="float">
            <text:p>-0,223729058081763</text:p>
          </table:table-cell>
        </table:table-row>
        <table:table-row table:style-name="ro1">
          <table:table-cell table:number-columns-repeated="9"/>
          <table:table-cell office:value-type="float" office:value="-0.0960150305589941" calcext:value-type="float">
            <text:p>-0,0960150305589941</text:p>
          </table:table-cell>
          <table:table-cell office:value-type="float" office:value="-0.257667460842806" calcext:value-type="float">
            <text:p>-0,257667460842806</text:p>
          </table:table-cell>
          <table:table-cell office:value-type="float" office:value="-0.15488251083832" calcext:value-type="float">
            <text:p>-0,15488251083832</text:p>
          </table:table-cell>
          <table:table-cell office:value-type="float" office:value="-0.0550294030051223" calcext:value-type="float">
            <text:p>-0,0550294030051223</text:p>
          </table:table-cell>
          <table:table-cell office:value-type="float" office:value="-0.0986786716534204" calcext:value-type="float">
            <text:p>-0,0986786716534204</text:p>
          </table:table-cell>
          <table:table-cell office:value-type="float" office:value="0.0102133697583037" calcext:value-type="float">
            <text:p>0,0102133697583037</text:p>
          </table:table-cell>
          <table:table-cell office:value-type="float" office:value="0.0821648372403245" calcext:value-type="float">
            <text:p>0,0821648372403245</text:p>
          </table:table-cell>
          <table:table-cell office:value-type="float" office:value="-0.0566485694585076" calcext:value-type="float">
            <text:p>-0,0566485694585076</text:p>
          </table:table-cell>
          <table:table-cell office:value-type="float" office:value="-0.166948147835352" calcext:value-type="float">
            <text:p>-0,166948147835352</text:p>
          </table:table-cell>
          <table:table-cell office:value-type="float" office:value="0.310726294125236" calcext:value-type="float">
            <text:p>0,310726294125236</text:p>
          </table:table-cell>
          <table:table-cell office:value-type="float" office:value="0.432613800784458" calcext:value-type="float">
            <text:p>0,432613800784458</text:p>
          </table:table-cell>
          <table:table-cell office:value-type="float" office:value="0.056911400171613" calcext:value-type="float">
            <text:p>0,056911400171613</text:p>
          </table:table-cell>
          <table:table-cell office:value-type="float" office:value="-0.165577415518367" calcext:value-type="float">
            <text:p>-0,165577415518367</text:p>
          </table:table-cell>
          <table:table-cell office:value-type="float" office:value="0.417314373446545" calcext:value-type="float">
            <text:p>0,417314373446545</text:p>
          </table:table-cell>
          <table:table-cell office:value-type="float" office:value="-0.316150532037003" calcext:value-type="float">
            <text:p>-0,316150532037003</text:p>
          </table:table-cell>
          <table:table-cell office:value-type="float" office:value="-0.242496072873577" calcext:value-type="float">
            <text:p>-0,242496072873577</text:p>
          </table:table-cell>
          <table:table-cell office:value-type="float" office:value="-0.0238859640099831" calcext:value-type="float">
            <text:p>-0,0238859640099831</text:p>
          </table:table-cell>
          <table:table-cell office:value-type="float" office:value="-0.145789149784154" calcext:value-type="float">
            <text:p>-0,145789149784154</text:p>
          </table:table-cell>
          <table:table-cell office:value-type="float" office:value="0.266232283901241" calcext:value-type="float">
            <text:p>0,266232283901241</text:p>
          </table:table-cell>
          <table:table-cell table:style-name="ce11" office:value-type="float" office:value="0.203592568987884" calcext:value-type="float">
            <text:p>0,203592568987884</text:p>
          </table:table-cell>
        </table:table-row>
        <table:table-row table:style-name="ro1">
          <table:table-cell table:number-columns-repeated="8"/>
          <table:table-cell table:style-name="ce5"/>
          <table:table-cell table:style-name="ce7" office:value-type="float" office:value="0.164519825194081" calcext:value-type="float">
            <text:p>0,164519825194081</text:p>
          </table:table-cell>
          <table:table-cell table:style-name="ce7" office:value-type="float" office:value="1.235294778726" calcext:value-type="float">
            <text:p>1,235294778726</text:p>
          </table:table-cell>
          <table:table-cell table:style-name="ce7" office:value-type="float" office:value="-0.0830099589671913" calcext:value-type="float">
            <text:p>-0,0830099589671913</text:p>
          </table:table-cell>
          <table:table-cell table:style-name="ce7" office:value-type="float" office:value="0.330340847400576" calcext:value-type="float">
            <text:p>0,330340847400576</text:p>
          </table:table-cell>
          <table:table-cell table:style-name="ce7" office:value-type="float" office:value="0.0379038326540727" calcext:value-type="float">
            <text:p>0,0379038326540727</text:p>
          </table:table-cell>
          <table:table-cell table:style-name="ce7" office:value-type="float" office:value="-0.272455912564575" calcext:value-type="float">
            <text:p>-0,272455912564575</text:p>
          </table:table-cell>
          <table:table-cell table:style-name="ce7" office:value-type="float" office:value="-0.331868972009547" calcext:value-type="float">
            <text:p>-0,331868972009547</text:p>
          </table:table-cell>
          <table:table-cell table:style-name="ce7" office:value-type="float" office:value="-0.208744829632292" calcext:value-type="float">
            <text:p>-0,208744829632292</text:p>
          </table:table-cell>
          <table:table-cell table:style-name="ce7" office:value-type="float" office:value="0.0956723696688264" calcext:value-type="float">
            <text:p>0,0956723696688264</text:p>
          </table:table-cell>
          <table:table-cell table:style-name="ce7" office:value-type="float" office:value="0.252617732929494" calcext:value-type="float">
            <text:p>0,252617732929494</text:p>
          </table:table-cell>
          <table:table-cell table:style-name="ce7" office:value-type="float" office:value="-0.423144388804484" calcext:value-type="float">
            <text:p>-0,423144388804484</text:p>
          </table:table-cell>
          <table:table-cell table:style-name="ce7" office:value-type="float" office:value="-0.455245719681237" calcext:value-type="float">
            <text:p>-0,455245719681237</text:p>
          </table:table-cell>
          <table:table-cell table:style-name="ce7" office:value-type="float" office:value="0.182036873894774" calcext:value-type="float">
            <text:p>0,182036873894774</text:p>
          </table:table-cell>
          <table:table-cell table:style-name="ce7" office:value-type="float" office:value="-0.551261682046665" calcext:value-type="float">
            <text:p>-0,551261682046665</text:p>
          </table:table-cell>
          <table:table-cell table:style-name="ce7" office:value-type="float" office:value="0.413814653336647" calcext:value-type="float">
            <text:p>0,413814653336647</text:p>
          </table:table-cell>
          <table:table-cell table:style-name="ce7" office:value-type="float" office:value="0.159538403610425" calcext:value-type="float">
            <text:p>0,159538403610425</text:p>
          </table:table-cell>
          <table:table-cell table:style-name="ce7" office:value-type="float" office:value="-0.650953071138282" calcext:value-type="float">
            <text:p>-0,650953071138282</text:p>
          </table:table-cell>
          <table:table-cell table:style-name="ce7" office:value-type="float" office:value="0.55778516865774" calcext:value-type="float">
            <text:p>0,55778516865774</text:p>
          </table:table-cell>
          <table:table-cell table:style-name="ce7" office:value-type="float" office:value="-0.253989945660544" calcext:value-type="float">
            <text:p>-0,253989945660544</text:p>
          </table:table-cell>
          <table:table-cell table:style-name="ce12" office:value-type="float" office:value="-0.198850005567805" calcext:value-type="float">
            <text:p>-0,198850005567805</text:p>
          </table:table-cell>
        </table:table-row>
        <table:table-row table:style-name="ro1">
          <table:table-cell table:number-columns-repeated="8"/>
          <table:table-cell table:style-name="Default"/>
          <table:table-cell table:number-columns-repeated="20"/>
        </table:table-row>
        <table:table-row table:style-name="ro1">
          <table:table-cell table:number-columns-repeated="8"/>
          <table:table-cell table:style-name="ce3" office:value-type="string" calcext:value-type="string">
            <text:p>Ly</text:p>
          </table:table-cell>
          <table:table-cell table:style-name="ce10" table:number-matrix-columns-spanned="1" table:number-matrix-rows-spanned="6" table:formula="of:=MMULT([.$J$49:.$AC$54];[.B$4:.B$23])" office:value-type="float" office:value="3.51459510567706" calcext:value-type="float">
            <text:p>3,51459510567706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1" office:value-type="float" office:value="-0.00613061937857825" calcext:value-type="float">
            <text:p>-0,00613061937857825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1" office:value-type="float" office:value="15.5424554125653" calcext:value-type="float">
            <text:p>15,5424554125653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1" office:value-type="float" office:value="0.109899373162099" calcext:value-type="float">
            <text:p>0,109899373162099</text:p>
          </table:table-cell>
          <table:table-cell table:number-columns-repeated="19"/>
        </table:table-row>
        <table:table-row table:style-name="ro1">
          <table:table-cell table:number-columns-repeated="9"/>
          <table:table-cell table:style-name="ce11" office:value-type="float" office:value="4.47457526688541" calcext:value-type="float">
            <text:p>4,47457526688541</text:p>
          </table:table-cell>
          <table:table-cell table:number-columns-repeated="19"/>
        </table:table-row>
        <table:table-row table:style-name="ro1">
          <table:table-cell table:number-columns-repeated="8"/>
          <table:table-cell table:style-name="ce5"/>
          <table:table-cell table:style-name="ce12" office:value-type="float" office:value="-2.93251089796496" calcext:value-type="float">
            <text:p>-2,93251089796496</text:p>
          </table:table-cell>
          <table:table-cell table:number-columns-repeated="19"/>
        </table:table-row>
      </table:table>
      <table:table table:name="Регрессия" table:style-name="ta1">
        <table:table-column table:style-name="co1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LINEST raw output</text:p>
          </table:table-cell>
          <table:table-cell table:number-columns-repeated="7"/>
        </table:table-row>
        <table:table-row table:style-name="ro1">
          <table:table-cell/>
          <table:table-cell table:number-matrix-columns-spanned="6" table:number-matrix-rows-spanned="5" table:formula="of:=LINEST([$Исходное.$B$4:$Исходное.$B$23] ; [$Исходное.$C$4:$Исходное.$G$23] ; 1 ; 1)" office:value-type="float" office:value="-2.93251089796501" calcext:value-type="float">
            <text:p>-2,93251089796501</text:p>
          </table:table-cell>
          <table:table-cell office:value-type="float" office:value="4.4745752668854" calcext:value-type="float">
            <text:p>4,4745752668854</text:p>
          </table:table-cell>
          <table:table-cell office:value-type="float" office:value="0.109899373162061" calcext:value-type="float">
            <text:p>0,109899373162061</text:p>
          </table:table-cell>
          <table:table-cell office:value-type="float" office:value="15.5424554125665" calcext:value-type="float">
            <text:p>15,5424554125665</text:p>
          </table:table-cell>
          <table:table-cell office:value-type="float" office:value="-0.00613061937855592" calcext:value-type="float">
            <text:p>-0,00613061937855592</text:p>
          </table:table-cell>
          <table:table-cell office:value-type="float" office:value="3.51459510567668" calcext:value-type="float">
            <text:p>3,51459510567668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8832851188662" calcext:value-type="float">
            <text:p>3,08832851188662</text:p>
          </table:table-cell>
          <table:table-cell office:value-type="float" office:value="1.54345436347595" calcext:value-type="float">
            <text:p>1,54345436347595</text:p>
          </table:table-cell>
          <table:table-cell office:value-type="float" office:value="0.832544568664585" calcext:value-type="float">
            <text:p>0,832544568664585</text:p>
          </table:table-cell>
          <table:table-cell office:value-type="float" office:value="21.5031117526896" calcext:value-type="float">
            <text:p>21,5031117526896</text:p>
          </table:table-cell>
          <table:table-cell office:value-type="float" office:value="0.931670561821" calcext:value-type="float">
            <text:p>0,931670561821</text:p>
          </table:table-cell>
          <table:table-cell office:value-type="float" office:value="5.41853058070741" calcext:value-type="float">
            <text:p>5,4185305807074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17304241729836" calcext:value-type="float">
            <text:p>0,517304241729836</text:p>
          </table:table-cell>
          <table:table-cell office:value-type="float" office:value="1.59900662676014" calcext:value-type="float">
            <text:p>1,59900662676014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.00075534542577" calcext:value-type="float">
            <text:p>3,00075534542577</text:p>
          </table:table-cell>
          <table:table-cell office:value-type="float" office:value="14" calcext:value-type="float">
            <text:p>14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.3619893060803" calcext:value-type="float">
            <text:p>38,3619893060803</text:p>
          </table:table-cell>
          <table:table-cell office:value-type="float" office:value="35.7955106939197" calcext:value-type="float">
            <text:p>35,7955106939197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Regression Statistics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formula="of:=[$Регрессия.$B$8]" office:value-type="float" office:value="0.517304241729836" calcext:value-type="float">
            <text:p>0,517304241729836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[$Регрессия.$C$8]" office:value-type="float" office:value="1.59900662676014" calcext:value-type="float">
            <text:p>1,59900662676014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Count of X variables</text:p>
          </table:table-cell>
          <table:table-cell table:formula="of:=5" office:value-type="float" office:value="5" calcext:value-type="float">
            <text:p>5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Adjusted R^2</text:p>
          </table:table-cell>
          <table:table-cell table:formula="of:=1 - (1 - [$Регрессия.$B$8])*([$Регрессия.$C$16] - 1)/([$Регрессия.$C$16] - [$Регрессия.$C$15] - 1)" office:value-type="float" office:value="0.344912899490492" calcext:value-type="float">
            <text:p>0,344912899490492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Analysis of Variance (ANOVA)</text:p>
          </table:table-cell>
          <table:table-cell table:number-columns-repeated="7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gression</text:p>
          </table:table-cell>
          <table:table-cell table:formula="of:=[$Регрессия.$C$15]" office:value-type="float" office:value="5" calcext:value-type="float">
            <text:p>5</text:p>
          </table:table-cell>
          <table:table-cell table:formula="of:=[$Регрессия.$B$10]" office:value-type="float" office:value="38.3619893060803" calcext:value-type="float">
            <text:p>38,3619893060803</text:p>
          </table:table-cell>
          <table:table-cell table:formula="of:=[$Регрессия.$B$10] / [$Регрессия.$C$21]" office:value-type="float" office:value="7.67239786121606" calcext:value-type="float">
            <text:p>7,67239786121606</text:p>
          </table:table-cell>
          <table:table-cell table:formula="of:=[$Регрессия.$B$9]" office:value-type="float" office:value="3.00075534542577" calcext:value-type="float">
            <text:p>3,00075534542577</text:p>
          </table:table-cell>
          <table:table-cell table:formula="of:=LEGACY.FDIST([$Регрессия.$B$9] ; [$Регрессия.$C$21] ; [$Регрессия.$C$9])" office:value-type="float" office:value="0.0478742707425716" calcext:value-type="float">
            <text:p>0,047874270742571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table:formula="of:=[$Регрессия.$C$9]" office:value-type="float" office:value="14" calcext:value-type="float">
            <text:p>14</text:p>
          </table:table-cell>
          <table:table-cell table:formula="of:=[$Регрессия.$C$10]" office:value-type="float" office:value="35.7955106939197" calcext:value-type="float">
            <text:p>35,7955106939197</text:p>
          </table:table-cell>
          <table:table-cell table:formula="of:=[$Регрессия.$C$10] / [$Регрессия.$C$9]" office:value-type="float" office:value="2.55682219242283" calcext:value-type="float">
            <text:p>2,55682219242283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$Регрессия.$C$21] + [$Регрессия.$C$9]" office:value-type="float" office:value="19" calcext:value-type="float">
            <text:p>19</text:p>
          </table:table-cell>
          <table:table-cell table:formula="of:=[$Регрессия.$B$10] + [$Регрессия.$C$10]" office:value-type="float" office:value="74.1575" calcext:value-type="float">
            <text:p>74,1575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,95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Регрессия.$C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$Регрессия.$C$25] * 100) ; &quot;%&quot;)" office:value-type="string" office:string-value="Upper 95%" calcext:value-type="string">
            <text:p>Upper 95%</text:p>
          </table:table-cell>
          <table:table-cell/>
        </table:table-row>
        <table:table-row table:style-name="ro1"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6" table:formula="of:=INDEX([$Регрессия.$B$6:$Регрессия.$G$6]; 1 ; ROW([$Регрессия.$C$33])+1 - ROW())" office:value-type="float" office:value="3.51459510567668" calcext:value-type="float">
            <text:p>3,51459510567668</text:p>
          </table:table-cell>
          <table:table-cell table:number-matrix-columns-spanned="1" table:number-matrix-rows-spanned="6" table:formula="of:=INDEX([$Регрессия.$B$7:$Регрессия.$G$7]; 1 ; ROW([$Регрессия.$D$33])+1 - ROW())" office:value-type="float" office:value="5.41853058070741" calcext:value-type="float">
            <text:p>5,41853058070741</text:p>
          </table:table-cell>
          <table:table-cell table:number-matrix-columns-spanned="1" table:number-matrix-rows-spanned="6" table:formula="of:=[$Регрессия.$C$28:$Регрессия.$C$33] / [$Регрессия.$D$28:$Регрессия.$D$33]" office:value-type="float" office:value="0.648625130619423" calcext:value-type="float">
            <text:p>0,648625130619423</text:p>
          </table:table-cell>
          <table:table-cell table:number-matrix-columns-spanned="1" table:number-matrix-rows-spanned="6" table:formula="of:=LEGACY.TDIST(ABS([$Регрессия.$E$28:$Регрессия.$E$33]) ; [$Регрессия.$C$9] ; 2 )" office:value-type="float" office:value="0.527077618874232" calcext:value-type="float">
            <text:p>0,527077618874232</text:p>
          </table:table-cell>
          <table:table-cell table:number-matrix-columns-spanned="1" table:number-matrix-rows-spanned="6" table:formula="of:=[$Регрессия.$C$28:$Регрессия.$C$33] - [$Регрессия.$D$28:$Регрессия.$D$33] * TINV(1 - [$Регрессия.$C$25] ; [$Регрессия.$C$9])" office:value-type="float" office:value="-8.1069971519001" calcext:value-type="float">
            <text:p>-8,1069971519001</text:p>
          </table:table-cell>
          <table:table-cell table:number-matrix-columns-spanned="1" table:number-matrix-rows-spanned="6" table:formula="of:=[$Регрессия.$C$28:$Регрессия.$C$33] + [$Регрессия.$D$28:$Регрессия.$D$33] * TINV(1 - [$Регрессия.$C$25] ; [$Регрессия.$C$9])" office:value-type="float" office:value="15.1361873632535" calcext:value-type="float">
            <text:p>15,1361873632535</text:p>
          </table:table-cell>
          <table:table-cell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-0.00613061937855592" calcext:value-type="float">
            <text:p>-0,00613061937855592</text:p>
          </table:table-cell>
          <table:table-cell office:value-type="float" office:value="0.931670561821" calcext:value-type="float">
            <text:p>0,931670561821</text:p>
          </table:table-cell>
          <table:table-cell office:value-type="float" office:value="-0.00658024373612631" calcext:value-type="float">
            <text:p>-0,00658024373612631</text:p>
          </table:table-cell>
          <table:table-cell office:value-type="float" office:value="0.99484260992478" calcext:value-type="float">
            <text:p>0,99484260992478</text:p>
          </table:table-cell>
          <table:table-cell office:value-type="float" office:value="-2.00436523789714" calcext:value-type="float">
            <text:p>-2,00436523789714</text:p>
          </table:table-cell>
          <table:table-cell office:value-type="float" office:value="1.99210399914003" calcext:value-type="float">
            <text:p>1,99210399914003</text:p>
          </table:table-cell>
          <table:table-cell/>
        </table:table-row>
        <table:table-row table:style-name="ro1">
          <table:table-cell/>
          <table:table-cell table:formula="of:=&quot;X2&quot;" office:value-type="string" office:string-value="X2" calcext:value-type="string">
            <text:p>X2</text:p>
          </table:table-cell>
          <table:table-cell office:value-type="float" office:value="15.5424554125665" calcext:value-type="float">
            <text:p>15,5424554125665</text:p>
          </table:table-cell>
          <table:table-cell office:value-type="float" office:value="21.5031117526896" calcext:value-type="float">
            <text:p>21,5031117526896</text:p>
          </table:table-cell>
          <table:table-cell office:value-type="float" office:value="0.722800290084643" calcext:value-type="float">
            <text:p>0,722800290084643</text:p>
          </table:table-cell>
          <table:table-cell office:value-type="float" office:value="0.481703889237925" calcext:value-type="float">
            <text:p>0,481703889237925</text:p>
          </table:table-cell>
          <table:table-cell office:value-type="float" office:value="-30.577132423411" calcext:value-type="float">
            <text:p>-30,577132423411</text:p>
          </table:table-cell>
          <table:table-cell office:value-type="float" office:value="61.6620432485441" calcext:value-type="float">
            <text:p>61,6620432485441</text:p>
          </table:table-cell>
          <table:table-cell/>
        </table:table-row>
        <table:table-row table:style-name="ro1">
          <table:table-cell/>
          <table:table-cell table:formula="of:=&quot;X3&quot;" office:value-type="string" office:string-value="X3" calcext:value-type="string">
            <text:p>X3</text:p>
          </table:table-cell>
          <table:table-cell office:value-type="float" office:value="0.109899373162061" calcext:value-type="float">
            <text:p>0,109899373162061</text:p>
          </table:table-cell>
          <table:table-cell office:value-type="float" office:value="0.832544568664585" calcext:value-type="float">
            <text:p>0,832544568664585</text:p>
          </table:table-cell>
          <table:table-cell office:value-type="float" office:value="0.132004192085886" calcext:value-type="float">
            <text:p>0,132004192085886</text:p>
          </table:table-cell>
          <table:table-cell office:value-type="float" office:value="0.896859340860544" calcext:value-type="float">
            <text:p>0,896859340860544</text:p>
          </table:table-cell>
          <table:table-cell office:value-type="float" office:value="-1.67573113480801" calcext:value-type="float">
            <text:p>-1,67573113480801</text:p>
          </table:table-cell>
          <table:table-cell office:value-type="float" office:value="1.89552988113213" calcext:value-type="float">
            <text:p>1,89552988113213</text:p>
          </table:table-cell>
          <table:table-cell/>
        </table:table-row>
        <table:table-row table:style-name="ro1">
          <table:table-cell/>
          <table:table-cell table:formula="of:=&quot;X4&quot;" office:value-type="string" office:string-value="X4" calcext:value-type="string">
            <text:p>X4</text:p>
          </table:table-cell>
          <table:table-cell office:value-type="float" office:value="4.4745752668854" calcext:value-type="float">
            <text:p>4,4745752668854</text:p>
          </table:table-cell>
          <table:table-cell office:value-type="float" office:value="1.54345436347595" calcext:value-type="float">
            <text:p>1,54345436347595</text:p>
          </table:table-cell>
          <table:table-cell office:value-type="float" office:value="2.89906548115124" calcext:value-type="float">
            <text:p>2,89906548115124</text:p>
          </table:table-cell>
          <table:table-cell office:value-type="float" office:value="0.0116635705757371" calcext:value-type="float">
            <text:p>0,0116635705757371</text:p>
          </table:table-cell>
          <table:table-cell office:value-type="float" office:value="1.16419489469352" calcext:value-type="float">
            <text:p>1,16419489469352</text:p>
          </table:table-cell>
          <table:table-cell office:value-type="float" office:value="7.78495563907727" calcext:value-type="float">
            <text:p>7,78495563907727</text:p>
          </table:table-cell>
          <table:table-cell/>
        </table:table-row>
        <table:table-row table:style-name="ro1">
          <table:table-cell/>
          <table:table-cell table:formula="of:=&quot;X5&quot;" office:value-type="string" office:string-value="X5" calcext:value-type="string">
            <text:p>X5</text:p>
          </table:table-cell>
          <table:table-cell office:value-type="float" office:value="-2.93251089796501" calcext:value-type="float">
            <text:p>-2,93251089796501</text:p>
          </table:table-cell>
          <table:table-cell office:value-type="float" office:value="3.08832851188662" calcext:value-type="float">
            <text:p>3,08832851188662</text:p>
          </table:table-cell>
          <table:table-cell office:value-type="float" office:value="-0.949546295569954" calcext:value-type="float">
            <text:p>-0,949546295569954</text:p>
          </table:table-cell>
          <table:table-cell office:value-type="float" office:value="0.358447658453379" calcext:value-type="float">
            <text:p>0,358447658453379</text:p>
          </table:table-cell>
          <table:table-cell office:value-type="float" office:value="-9.55631677817643" calcext:value-type="float">
            <text:p>-9,55631677817643</text:p>
          </table:table-cell>
          <table:table-cell office:value-type="float" office:value="3.69129498224642" calcext:value-type="float">
            <text:p>3,69129498224642</text:p>
          </table:table-cell>
          <table:table-cell/>
        </table:table-row>
        <table:table-row table:style-name="ro1">
          <table:table-cell table:number-columns-repeated="9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table:formula="of:=&quot;X2&quot;" office:value-type="string" office:string-value="X2" calcext:value-type="string">
            <text:p>X2</text:p>
          </table:table-cell>
          <table:table-cell table:formula="of:=&quot;X3&quot;" office:value-type="string" office:string-value="X3" calcext:value-type="string">
            <text:p>X3</text:p>
          </table:table-cell>
          <table:table-cell table:formula="of:=&quot;X4&quot;" office:value-type="string" office:string-value="X4" calcext:value-type="string">
            <text:p>X4</text:p>
          </table:table-cell>
          <table:table-cell table:formula="of:=&quot;X5&quot;" office:value-type="string" office:string-value="X5" calcext:value-type="string">
            <text:p>X5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/>
          <table:table-cell table:number-matrix-columns-spanned="5" table:number-matrix-rows-spanned="20" table:formula="of:=[$Исходное.$C$4:$Исходное.$G$23]" office:value-type="float" office:value="1.59" calcext:value-type="float">
            <text:p>1,59</text:p>
          </table:table-cell>
          <table:table-cell office:value-type="float" office:value="0.26" calcext:value-type="float">
            <text:p>0,26</text:p>
          </table:table-cell>
          <table:table-cell office:value-type="float" office:value="2.05" calcext:value-type="float">
            <text:p>2,05</text:p>
          </table:table-cell>
          <table:table-cell office:value-type="float" office:value="0.32" calcext:value-type="float">
            <text:p>0,32</text:p>
          </table:table-cell>
          <table:table-cell office:value-type="float" office:value="0.14" calcext:value-type="float">
            <text:p>0,14</text:p>
          </table:table-cell>
          <table:table-cell table:number-matrix-columns-spanned="1" table:number-matrix-rows-spanned="20" table:formula="of:=MMULT([$Регрессия.$B$36:$Регрессия.$F$55] ; [$Регрессия.$C$29:$Регрессия.$C$33]) + [$Регрессия.$C$28]" office:value-type="float" office:value="8.79249210280253" calcext:value-type="float">
            <text:p>8,79249210280253</text:p>
          </table:table-cell>
          <table:table-cell table:number-matrix-columns-spanned="1" table:number-matrix-rows-spanned="20" table:formula="of:=[$Исходное.$B$4:$Исходное.$B$23]" office:value-type="float" office:value="9.7" calcext:value-type="float">
            <text:p>9,7</text:p>
          </table:table-cell>
          <table:table-cell table:number-matrix-columns-spanned="1" table:number-matrix-rows-spanned="20" table:formula="of:=[$Регрессия.$H$36:$Регрессия.$H$55] - [$Регрессия.$G$36:$Регрессия.$G$55]" office:value-type="float" office:value="0.907507897197471" calcext:value-type="float">
            <text:p>0,907507897197471</text:p>
          </table:table-cell>
        </table:table-row>
        <table:table-row table:style-name="ro1">
          <table:table-cell/>
          <table:table-cell office:value-type="float" office:value="0.34" calcext:value-type="float">
            <text:p>0,34</text:p>
          </table:table-cell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0.66" calcext:value-type="float">
            <text:p>0,66</text:p>
          </table:table-cell>
          <table:table-cell office:value-type="float" office:value="8.61949413706663" calcext:value-type="float">
            <text:p>8,61949413706663</text:p>
          </table:table-cell>
          <table:table-cell office:value-type="float" office:value="8.4" calcext:value-type="float">
            <text:p>8,4</text:p>
          </table:table-cell>
          <table:table-cell office:value-type="float" office:value="-0.219494137066627" calcext:value-type="float">
            <text:p>-0,219494137066627</text:p>
          </table:table-cell>
        </table:table-row>
        <table:table-row table:style-name="ro1">
          <table:table-cell/>
          <table:table-cell office:value-type="float" office:value="2.53" calcext:value-type="float">
            <text:p>2,53</text:p>
          </table:table-cell>
          <table:table-cell office:value-type="float" office:value="0.31" calcext:value-type="float">
            <text:p>0,31</text:p>
          </table:table-cell>
          <table:table-cell office:value-type="float" office:value="2.46" calcext:value-type="float">
            <text:p>2,46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office:value-type="float" office:value="9.0208924762197" calcext:value-type="float">
            <text:p>9,0208924762197</text:p>
          </table:table-cell>
          <table:table-cell office:value-type="float" office:value="9" calcext:value-type="float">
            <text:p>9</text:p>
          </table:table-cell>
          <table:table-cell office:value-type="float" office:value="-0.0208924762196983" calcext:value-type="float">
            <text:p>-0,0208924762196983</text:p>
          </table:table-cell>
        </table:table-row>
        <table:table-row table:style-name="ro1">
          <table:table-cell/>
          <table:table-cell office:value-type="float" office:value="4.63" calcext:value-type="float">
            <text:p>4,63</text:p>
          </table:table-cell>
          <table:table-cell office:value-type="float" office:value="0.4" calcext:value-type="float">
            <text:p>0,4</text:p>
          </table:table-cell>
          <table:table-cell office:value-type="float" office:value="6.44" calcext:value-type="float">
            <text:p>6,44</text:p>
          </table:table-cell>
          <table:table-cell office:value-type="float" office:value="0.43" calcext:value-type="float">
            <text:p>0,43</text:p>
          </table:table-cell>
          <table:table-cell office:value-type="float" office:value="0.59" calcext:value-type="float">
            <text:p>0,59</text:p>
          </table:table-cell>
          <table:table-cell office:value-type="float" office:value="10.6048304011056" calcext:value-type="float">
            <text:p>10,6048304011056</text:p>
          </table:table-cell>
          <table:table-cell office:value-type="float" office:value="9.9" calcext:value-type="float">
            <text:p>9,9</text:p>
          </table:table-cell>
          <table:table-cell office:value-type="float" office:value="-0.704830401105623" calcext:value-type="float">
            <text:p>-0,704830401105623</text:p>
          </table:table-cell>
        </table:table-row>
        <table:table-row table:style-name="ro1">
          <table:table-cell/>
          <table:table-cell office:value-type="float" office:value="2.16" calcext:value-type="float">
            <text:p>2,16</text:p>
          </table:table-cell>
          <table:table-cell office:value-type="float" office:value="0.26" calcext:value-type="float">
            <text:p>0,26</text:p>
          </table:table-cell>
          <table:table-cell office:value-type="float" office:value="2.16" calcext:value-type="float">
            <text:p>2,16</text:p>
          </table:table-cell>
          <table:table-cell office:value-type="float" office:value="0.39" calcext:value-type="float">
            <text:p>0,39</text:p>
          </table:table-cell>
          <table:table-cell office:value-type="float" office:value="0.16" calcext:value-type="float">
            <text:p>0,16</text:p>
          </table:table-cell>
          <table:table-cell office:value-type="float" office:value="9.05565663152726" calcext:value-type="float">
            <text:p>9,05565663152726</text:p>
          </table:table-cell>
          <table:table-cell office:value-type="float" office:value="9.6" calcext:value-type="float">
            <text:p>9,6</text:p>
          </table:table-cell>
          <table:table-cell office:value-type="float" office:value="0.544343368472743" calcext:value-type="float">
            <text:p>0,544343368472743</text:p>
          </table:table-cell>
        </table:table-row>
        <table:table-row table:style-name="ro1">
          <table:table-cell/>
          <table:table-cell office:value-type="float" office:value="2.16" calcext:value-type="float">
            <text:p>2,16</text:p>
          </table:table-cell>
          <table:table-cell office:value-type="float" office:value="0.3" calcext:value-type="float">
            <text:p>0,3</text:p>
          </table:table-cell>
          <table:table-cell office:value-type="float" office:value="2.69" calcext:value-type="float">
            <text:p>2,69</text:p>
          </table:table-cell>
          <table:table-cell office:value-type="float" office:value="0.32" calcext:value-type="float">
            <text:p>0,32</text:p>
          </table:table-cell>
          <table:table-cell office:value-type="float" office:value="0.17" calcext:value-type="float">
            <text:p>0,17</text:p>
          </table:table-cell>
          <table:table-cell office:value-type="float" office:value="9.39305613814418" calcext:value-type="float">
            <text:p>9,39305613814418</text:p>
          </table:table-cell>
          <table:table-cell office:value-type="float" office:value="8.6" calcext:value-type="float">
            <text:p>8,6</text:p>
          </table:table-cell>
          <table:table-cell office:value-type="float" office:value="-0.793056138144182" calcext:value-type="float">
            <text:p>-0,793056138144182</text:p>
          </table:table-cell>
        </table:table-row>
        <table:table-row table:style-name="ro1">
          <table:table-cell/>
          <table:table-cell office:value-type="float" office:value="0.68" calcext:value-type="float">
            <text:p>0,68</text:p>
          </table:table-cell>
          <table:table-cell office:value-type="float" office:value="0.29" calcext:value-type="float">
            <text:p>0,29</text:p>
          </table:table-cell>
          <table:table-cell office:value-type="float" office:value="0.73" calcext:value-type="float">
            <text:p>0,73</text:p>
          </table:table-cell>
          <table:table-cell office:value-type="float" office:value="0.42" calcext:value-type="float">
            <text:p>0,42</text:p>
          </table:table-cell>
          <table:table-cell office:value-type="float" office:value="0.23" calcext:value-type="float">
            <text:p>0,23</text:p>
          </table:table-cell>
          <table:table-cell office:value-type="float" office:value="9.30280900211178" calcext:value-type="float">
            <text:p>9,30280900211178</text:p>
          </table:table-cell>
          <table:table-cell office:value-type="float" office:value="12.5" calcext:value-type="float">
            <text:p>12,5</text:p>
          </table:table-cell>
          <table:table-cell office:value-type="float" office:value="3.19719099788822" calcext:value-type="float">
            <text:p>3,19719099788822</text:p>
          </table:table-cell>
        </table:table-row>
        <table:table-row table:style-name="ro1">
          <table:table-cell/>
          <table:table-cell office:value-type="float" office:value="0.35" calcext:value-type="float">
            <text:p>0,35</text:p>
          </table:table-cell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8.30470546709828" calcext:value-type="float">
            <text:p>8,30470546709828</text:p>
          </table:table-cell>
          <table:table-cell office:value-type="float" office:value="7.6" calcext:value-type="float">
            <text:p>7,6</text:p>
          </table:table-cell>
          <table:table-cell office:value-type="float" office:value="-0.704705467098284" calcext:value-type="float">
            <text:p>-0,704705467098284</text:p>
          </table:table-cell>
        </table:table-row>
        <table:table-row table:style-name="ro1">
          <table:table-cell/>
          <table:table-cell office:value-type="float" office:value="0.52" calcext:value-type="float">
            <text:p>0,52</text:p>
          </table:table-cell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7.95576135700509" calcext:value-type="float">
            <text:p>7,95576135700509</text:p>
          </table:table-cell>
          <table:table-cell office:value-type="float" office:value="6.9" calcext:value-type="float">
            <text:p>6,9</text:p>
          </table:table-cell>
          <table:table-cell office:value-type="float" office:value="-1.05576135700509" calcext:value-type="float">
            <text:p>-1,05576135700509</text:p>
          </table:table-cell>
        </table:table-row>
        <table:table-row table:style-name="ro1">
          <table:table-cell/>
          <table:table-cell office:value-type="float" office:value="3.42" calcext:value-type="float">
            <text:p>3,42</text:p>
          </table:table-cell>
          <table:table-cell office:value-type="float" office:value="0.31" calcext:value-type="float">
            <text:p>0,31</text:p>
          </table:table-cell>
          <table:table-cell office:value-type="float" office:value="3.02" calcext:value-type="float">
            <text:p>3,02</text:p>
          </table:table-cell>
          <table:table-cell office:value-type="float" office:value="1.37" calcext:value-type="float">
            <text:p>1,37</text:p>
          </table:table-cell>
          <table:table-cell office:value-type="float" office:value="0.73" calcext:value-type="float">
            <text:p>0,73</text:p>
          </table:table-cell>
          <table:table-cell office:value-type="float" office:value="12.6331208323656" calcext:value-type="float">
            <text:p>12,6331208323656</text:p>
          </table:table-cell>
          <table:table-cell office:value-type="float" office:value="13.5" calcext:value-type="float">
            <text:p>13,5</text:p>
          </table:table-cell>
          <table:table-cell office:value-type="float" office:value="0.866879167634391" calcext:value-type="float">
            <text:p>0,866879167634391</text:p>
          </table:table-cell>
        </table:table-row>
        <table:table-row table:style-name="ro1">
          <table:table-cell/>
          <table:table-cell office:value-type="float" office:value="1.78" calcext:value-type="float">
            <text:p>1,78</text:p>
          </table:table-cell>
          <table:table-cell office:value-type="float" office:value="0.3" calcext:value-type="float">
            <text:p>0,3</text:p>
          </table:table-cell>
          <table:table-cell office:value-type="float" office:value="3.19" calcext:value-type="float">
            <text:p>3,19</text:p>
          </table:table-cell>
          <table:table-cell office:value-type="float" office:value="0.73" calcext:value-type="float">
            <text:p>0,73</text:p>
          </table:table-cell>
          <table:table-cell office:value-type="float" office:value="0.17" calcext:value-type="float">
            <text:p>0,17</text:p>
          </table:table-cell>
          <table:table-cell office:value-type="float" office:value="11.2849113195121" calcext:value-type="float">
            <text:p>11,2849113195121</text:p>
          </table:table-cell>
          <table:table-cell office:value-type="float" office:value="9.7" calcext:value-type="float">
            <text:p>9,7</text:p>
          </table:table-cell>
          <table:table-cell office:value-type="float" office:value="-1.58491131951208" calcext:value-type="float">
            <text:p>-1,58491131951208</text:p>
          </table:table-cell>
        </table:table-row>
        <table:table-row table:style-name="ro1">
          <table:table-cell/>
          <table:table-cell office:value-type="float" office:value="2.4" calcext:value-type="float">
            <text:p>2,4</text:p>
          </table:table-cell>
          <table:table-cell office:value-type="float" office:value="0.32" calcext:value-type="float">
            <text:p>0,32</text:p>
          </table:table-cell>
          <table:table-cell office:value-type="float" office:value="3.3" calcext:value-type="float">
            <text:p>3,3</text:p>
          </table:table-cell>
          <table:table-cell office:value-type="float" office:value="0.25" calcext:value-type="float">
            <text:p>0,25</text:p>
          </table:table-cell>
          <table:table-cell office:value-type="float" office:value="0.14" calcext:value-type="float">
            <text:p>0,14</text:p>
          </table:table-cell>
          <table:table-cell office:value-type="float" office:value="9.54422757363049" calcext:value-type="float">
            <text:p>9,54422757363049</text:p>
          </table:table-cell>
          <table:table-cell office:value-type="float" office:value="10.7" calcext:value-type="float">
            <text:p>10,7</text:p>
          </table:table-cell>
          <table:table-cell office:value-type="float" office:value="1.15577242636951" calcext:value-type="float">
            <text:p>1,15577242636951</text:p>
          </table:table-cell>
        </table:table-row>
        <table:table-row table:style-name="ro1">
          <table:table-cell/>
          <table:table-cell office:value-type="float" office:value="9.36" calcext:value-type="float">
            <text:p>9,36</text:p>
          </table:table-cell>
          <table:table-cell office:value-type="float" office:value="0.4" calcext:value-type="float">
            <text:p>0,4</text:p>
          </table:table-cell>
          <table:table-cell office:value-type="float" office:value="11.51" calcext:value-type="float">
            <text:p>11,51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11.5698666712739" calcext:value-type="float">
            <text:p>11,5698666712739</text:p>
          </table:table-cell>
          <table:table-cell office:value-type="float" office:value="12.1" calcext:value-type="float">
            <text:p>12,1</text:p>
          </table:table-cell>
          <table:table-cell office:value-type="float" office:value="0.530133328726061" calcext:value-type="float">
            <text:p>0,530133328726061</text:p>
          </table:table-cell>
        </table:table-row>
        <table:table-row table:style-name="ro1">
          <table:table-cell/>
          <table:table-cell office:value-type="float" office:value="1.72" calcext:value-type="float">
            <text:p>1,72</text:p>
          </table:table-cell>
          <table:table-cell office:value-type="float" office:value="0.28" calcext:value-type="float">
            <text:p>0,28</text:p>
          </table:table-cell>
          <table:table-cell office:value-type="float" office:value="2.26" calcext:value-type="float">
            <text:p>2,26</text:p>
          </table:table-cell>
          <table:table-cell office:value-type="float" office:value="0.82" calcext:value-type="float">
            <text:p>0,82</text:p>
          </table:table-cell>
          <table:table-cell office:value-type="float" office:value="0.17" calcext:value-type="float">
            <text:p>0,17</text:p>
          </table:table-cell>
          <table:table-cell office:value-type="float" office:value="11.2749354054024" calcext:value-type="float">
            <text:p>11,2749354054024</text:p>
          </table:table-cell>
          <table:table-cell office:value-type="float" office:value="9.7" calcext:value-type="float">
            <text:p>9,7</text:p>
          </table:table-cell>
          <table:table-cell office:value-type="float" office:value="-1.57493540540243" calcext:value-type="float">
            <text:p>-1,57493540540243</text:p>
          </table:table-cell>
        </table:table-row>
        <table:table-row table:style-name="ro1">
          <table:table-cell/>
          <table:table-cell office:value-type="float" office:value="0.59" calcext:value-type="float">
            <text:p>0,59</text:p>
          </table:table-cell>
          <table:table-cell office:value-type="float" office:value="0.29" calcext:value-type="float">
            <text:p>0,29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0.35" calcext:value-type="float">
            <text:p>0,35</text:p>
          </table:table-cell>
          <table:table-cell office:value-type="float" office:value="7.63954570419222" calcext:value-type="float">
            <text:p>7,63954570419222</text:p>
          </table:table-cell>
          <table:table-cell office:value-type="float" office:value="7" calcext:value-type="float">
            <text:p>7</text:p>
          </table:table-cell>
          <table:table-cell office:value-type="float" office:value="-0.639545704192215" calcext:value-type="float">
            <text:p>-0,639545704192215</text:p>
          </table:table-cell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7.54972189079154" calcext:value-type="float">
            <text:p>7,54972189079154</text:p>
          </table:table-cell>
          <table:table-cell office:value-type="float" office:value="7.2" calcext:value-type="float">
            <text:p>7,2</text:p>
          </table:table-cell>
          <table:table-cell office:value-type="float" office:value="-0.349721890791538" calcext:value-type="float">
            <text:p>-0,349721890791538</text:p>
          </table:table-cell>
        </table:table-row>
        <table:table-row table:style-name="ro1">
          <table:table-cell/>
          <table:table-cell office:value-type="float" office:value="1.64" calcext:value-type="float">
            <text:p>1,64</text:p>
          </table:table-cell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8.83042223843339" calcext:value-type="float">
            <text:p>8,83042223843339</text:p>
          </table:table-cell>
          <table:table-cell office:value-type="float" office:value="8.2" calcext:value-type="float">
            <text:p>8,2</text:p>
          </table:table-cell>
          <table:table-cell office:value-type="float" office:value="-0.630422238433393" calcext:value-type="float">
            <text:p>-0,630422238433393</text:p>
          </table:table-cell>
        </table:table-row>
        <table:table-row table:style-name="ro1">
          <table:table-cell/>
          <table:table-cell office:value-type="float" office:value="0.09" calcext:value-type="float">
            <text:p>0,09</text:p>
          </table:table-cell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8.27644369452307" calcext:value-type="float">
            <text:p>8,27644369452307</text:p>
          </table:table-cell>
          <table:table-cell office:value-type="float" office:value="8.4" calcext:value-type="float">
            <text:p>8,4</text:p>
          </table:table-cell>
          <table:table-cell office:value-type="float" office:value="0.12355630547693" calcext:value-type="float">
            <text:p>0,12355630547693</text:p>
          </table:table-cell>
        </table:table-row>
        <table:table-row table:style-name="ro1">
          <table:table-cell/>
          <table:table-cell office:value-type="float" office:value="0.08" calcext:value-type="float">
            <text:p>0,08</text:p>
          </table:table-cell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.0829532556962" calcext:value-type="float">
            <text:p>10,0829532556962</text:p>
          </table:table-cell>
          <table:table-cell office:value-type="float" office:value="13.1" calcext:value-type="float">
            <text:p>13,1</text:p>
          </table:table-cell>
          <table:table-cell office:value-type="float" office:value="3.01704674430377" calcext:value-type="float">
            <text:p>3,01704674430377</text:p>
          </table:table-cell>
        </table:table-row>
        <table:table-row table:style-name="ro1">
          <table:table-cell/>
          <table:table-cell office:value-type="float" office:value="1.36" calcext:value-type="float">
            <text:p>1,36</text:p>
          </table:table-cell>
          <table:table-cell office:value-type="float" office:value="0.26" calcext:value-type="float">
            <text:p>0,26</text:p>
          </table:table-cell>
          <table:table-cell office:value-type="float" office:value="0.17" calcext:value-type="float">
            <text:p>0,17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10.7641537010979" calcext:value-type="float">
            <text:p>10,7641537010979</text:p>
          </table:table-cell>
          <table:table-cell office:value-type="float" office:value="8.7" calcext:value-type="float">
            <text:p>8,7</text:p>
          </table:table-cell>
          <table:table-cell office:value-type="float" office:value="-2.06415370109793" calcext:value-type="float">
            <text:p>-2,06415370109793</text:p>
          </table:table-cell>
        </table:table-row>
      </table:table>
      <table:table table:name="Регрессия без х1" table:style-name="ta1">
        <table:table-column table:style-name="co1" table:default-cell-style-name="Default"/>
        <table:table-column table:style-name="co6" table:default-cell-style-name="Default"/>
        <table:table-column table:style-name="co1" table:number-columns-repeated="6" table:default-cell-style-name="Default"/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1">
          <table:table-cell/>
          <table:table-cell table:number-matrix-columns-spanned="5" table:number-matrix-rows-spanned="5" table:formula="of:=LINEST([$Исходное.$B$4:$Исходное.$B$23] ; [$Исходное.$D$4:$Исходное.$G$23] ; 1 ; 1)" office:value-type="float" office:value="-2.93777484792274" calcext:value-type="float">
            <text:p>-2,93777484792274</text:p>
          </table:table-cell>
          <table:table-cell office:value-type="float" office:value="4.47306829268012" calcext:value-type="float">
            <text:p>4,47306829268012</text:p>
          </table:table-cell>
          <table:table-cell office:value-type="float" office:value="0.104825236646272" calcext:value-type="float">
            <text:p>0,104825236646272</text:p>
          </table:table-cell>
          <table:table-cell office:value-type="float" office:value="15.5745662760808" calcext:value-type="float">
            <text:p>15,5745662760808</text:p>
          </table:table-cell>
          <table:table-cell office:value-type="float" office:value="3.50699512193279" calcext:value-type="float">
            <text:p>3,5069951219327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8178233429328" calcext:value-type="float">
            <text:p>2,88178233429328</text:p>
          </table:table-cell>
          <table:table-cell office:value-type="float" office:value="1.47461520884241" calcext:value-type="float">
            <text:p>1,47461520884241</text:p>
          </table:table-cell>
          <table:table-cell office:value-type="float" office:value="0.30321993609687" calcext:value-type="float">
            <text:p>0,30321993609687</text:p>
          </table:table-cell>
          <table:table-cell office:value-type="float" office:value="20.2319975521719" calcext:value-type="float">
            <text:p>20,2319975521719</text:p>
          </table:table-cell>
          <table:table-cell office:value-type="float" office:value="5.11450529814001" calcext:value-type="float">
            <text:p>5,11450529814001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517302748834341" calcext:value-type="float">
            <text:p>0,517302748834341</text:p>
          </table:table-cell>
          <table:table-cell office:value-type="float" office:value="1.54478955208182" calcext:value-type="float">
            <text:p>1,54478955208182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01884473848603" calcext:value-type="float">
            <text:p>4,01884473848603</text:p>
          </table:table-cell>
          <table:table-cell office:value-type="float" office:value="15" calcext:value-type="float">
            <text:p>1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/>
          <table:table-cell office:value-type="float" office:value="38.3618785966826" calcext:value-type="float">
            <text:p>38,3618785966826</text:p>
          </table:table-cell>
          <table:table-cell office:value-type="float" office:value="35.7956214033174" calcext:value-type="float">
            <text:p>35,7956214033174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R^2</text:p>
          </table:table-cell>
          <table:table-cell table:formula="of:=[$'Регрессия без х1'.$B$8]" office:value-type="float" office:value="0.517302748834341" calcext:value-type="float">
            <text:p>0,517302748834341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Standard Error</text:p>
          </table:table-cell>
          <table:table-cell table:formula="of:=[$'Регрессия без х1'.$C$8]" office:value-type="float" office:value="1.54478955208182" calcext:value-type="float">
            <text:p>1,54478955208182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Count of X variables</text:p>
          </table:table-cell>
          <table:table-cell table:formula="of:=4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Observations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djusted R^2</text:p>
          </table:table-cell>
          <table:table-cell table:formula="of:=1 - (1 - [$'Регрессия без х1'.$B$8])*([$'Регрессия без х1'.$C$16] - 1)/([$'Регрессия без х1'.$C$16] - [$'Регрессия без х1'.$C$15] - 1)" office:value-type="float" office:value="0.388583481856832" calcext:value-type="float">
            <text:p>0,388583481856832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gression</text:p>
          </table:table-cell>
          <table:table-cell table:formula="of:=[$'Регрессия без х1'.$C$15]" office:value-type="float" office:value="4" calcext:value-type="float">
            <text:p>4</text:p>
          </table:table-cell>
          <table:table-cell table:formula="of:=[$'Регрессия без х1'.$B$10]" office:value-type="float" office:value="38.3618785966826" calcext:value-type="float">
            <text:p>38,3618785966826</text:p>
          </table:table-cell>
          <table:table-cell table:formula="of:=[$'Регрессия без х1'.$B$10] / [$'Регрессия без х1'.$C$21]" office:value-type="float" office:value="9.59046964917065" calcext:value-type="float">
            <text:p>9,59046964917065</text:p>
          </table:table-cell>
          <table:table-cell table:formula="of:=[$'Регрессия без х1'.$B$9]" office:value-type="float" office:value="4.01884473848603" calcext:value-type="float">
            <text:p>4,01884473848603</text:p>
          </table:table-cell>
          <table:table-cell table:formula="of:=LEGACY.FDIST([$'Регрессия без х1'.$B$9] ; [$'Регрессия без х1'.$C$21] ; [$'Регрессия без х1'.$C$9])" office:value-type="float" office:value="0.0206995354935972" calcext:value-type="float">
            <text:p>0,0206995354935972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Residual</text:p>
          </table:table-cell>
          <table:table-cell table:formula="of:=[$'Регрессия без х1'.$C$9]" office:value-type="float" office:value="15" calcext:value-type="float">
            <text:p>15</text:p>
          </table:table-cell>
          <table:table-cell table:formula="of:=[$'Регрессия без х1'.$C$10]" office:value-type="float" office:value="35.7956214033174" calcext:value-type="float">
            <text:p>35,7956214033174</text:p>
          </table:table-cell>
          <table:table-cell table:formula="of:=[$'Регрессия без х1'.$C$10] / [$'Регрессия без х1'.$C$9]" office:value-type="float" office:value="2.38637476022116" calcext:value-type="float">
            <text:p>2,38637476022116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Total</text:p>
          </table:table-cell>
          <table:table-cell table:formula="of:=[$'Регрессия без х1'.$C$21] + [$'Регрессия без х1'.$C$9]" office:value-type="float" office:value="19" calcext:value-type="float">
            <text:p>19</text:p>
          </table:table-cell>
          <table:table-cell table:formula="of:=[$'Регрессия без х1'.$B$10] + [$'Регрессия без х1'.$C$10]" office:value-type="float" office:value="74.1575" calcext:value-type="float">
            <text:p>74,1575</text:p>
          </table:table-cell>
          <table:table-cell table:number-columns-repeated="4"/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$'Регрессия без х1'.$C$25] * 100) ; &quot;%&quot;)" office:value-type="string" office:string-value="Lower 95%" calcext:value-type="string">
            <text:p>Lower 95%</text:p>
          </table:table-cell>
          <table:table-cell table:formula="of:=COM.MICROSOFT.CONCAT(&quot;Upper &quot; ; INT([$'Регрессия без х1'.$C$25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5" table:formula="of:=INDEX([$'Регрессия без х1'.$B$6:$'Регрессия без х1'.$F$6]; 1 ; ROW([$'Регрессия без х1'.$C$32])+1 - ROW())" office:value-type="float" office:value="3.50699512193279" calcext:value-type="float">
            <text:p>3,50699512193279</text:p>
          </table:table-cell>
          <table:table-cell table:number-matrix-columns-spanned="1" table:number-matrix-rows-spanned="5" table:formula="of:=INDEX([$'Регрессия без х1'.$B$7:$'Регрессия без х1'.$F$7]; 1 ; ROW([$'Регрессия без х1'.$D$32])+1 - ROW())" office:value-type="float" office:value="5.11450529814001" calcext:value-type="float">
            <text:p>5,11450529814001</text:p>
          </table:table-cell>
          <table:table-cell table:number-matrix-columns-spanned="1" table:number-matrix-rows-spanned="5" table:formula="of:=[$'Регрессия без х1'.$C$28:$'Регрессия без х1'.$C$32] / [$'Регрессия без х1'.$D$28:$'Регрессия без х1'.$D$32]" office:value-type="float" office:value="0.685695862551589" calcext:value-type="float">
            <text:p>0,685695862551589</text:p>
          </table:table-cell>
          <table:table-cell table:number-matrix-columns-spanned="1" table:number-matrix-rows-spanned="5" table:formula="of:=LEGACY.TDIST(ABS([$'Регрессия без х1'.$E$28:$'Регрессия без х1'.$E$32]) ; [$'Регрессия без х1'.$C$9] ; 2 )" office:value-type="float" office:value="0.503365689336164" calcext:value-type="float">
            <text:p>0,503365689336164</text:p>
          </table:table-cell>
          <table:table-cell table:number-matrix-columns-spanned="1" table:number-matrix-rows-spanned="5" table:formula="of:=[$'Регрессия без х1'.$C$28:$'Регрессия без х1'.$C$32] - [$'Регрессия без х1'.$D$28:$'Регрессия без х1'.$D$32] * TINV(1 - [$'Регрессия без х1'.$C$25] ; [$'Регрессия без х1'.$C$9])" office:value-type="float" office:value="-7.3943148715508" calcext:value-type="float">
            <text:p>-7,3943148715508</text:p>
          </table:table-cell>
          <table:table-cell table:number-matrix-columns-spanned="1" table:number-matrix-rows-spanned="5" table:formula="of:=[$'Регрессия без х1'.$C$28:$'Регрессия без х1'.$C$32] + [$'Регрессия без х1'.$D$28:$'Регрессия без х1'.$D$32] * TINV(1 - [$'Регрессия без х1'.$C$25] ; [$'Регрессия без х1'.$C$9])" office:value-type="float" office:value="14.4083051154164" calcext:value-type="float">
            <text:p>14,4083051154164</text:p>
          </table:table-cell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office:value-type="float" office:value="15.5745662760808" calcext:value-type="float">
            <text:p>15,5745662760808</text:p>
          </table:table-cell>
          <table:table-cell office:value-type="float" office:value="20.2319975521719" calcext:value-type="float">
            <text:p>20,2319975521719</text:p>
          </table:table-cell>
          <table:table-cell office:value-type="float" office:value="0.769798742606553" calcext:value-type="float">
            <text:p>0,769798742606553</text:p>
          </table:table-cell>
          <table:table-cell office:value-type="float" office:value="0.453372436454197" calcext:value-type="float">
            <text:p>0,453372436454197</text:p>
          </table:table-cell>
          <table:table-cell office:value-type="float" office:value="-27.5489157122625" calcext:value-type="float">
            <text:p>-27,5489157122625</text:p>
          </table:table-cell>
          <table:table-cell office:value-type="float" office:value="58.6980482644241" calcext:value-type="float">
            <text:p>58,6980482644241</text:p>
          </table:table-cell>
        </table:table-row>
        <table:table-row table:style-name="ro1">
          <table:table-cell/>
          <table:table-cell table:formula="of:=&quot;X2&quot;" office:value-type="string" office:string-value="X2" calcext:value-type="string">
            <text:p>X2</text:p>
          </table:table-cell>
          <table:table-cell office:value-type="float" office:value="0.104825236646272" calcext:value-type="float">
            <text:p>0,104825236646272</text:p>
          </table:table-cell>
          <table:table-cell office:value-type="float" office:value="0.30321993609687" calcext:value-type="float">
            <text:p>0,30321993609687</text:p>
          </table:table-cell>
          <table:table-cell office:value-type="float" office:value="0.345706941290243" calcext:value-type="float">
            <text:p>0,345706941290243</text:p>
          </table:table-cell>
          <table:table-cell office:value-type="float" office:value="0.734363696238602" calcext:value-type="float">
            <text:p>0,734363696238602</text:p>
          </table:table-cell>
          <table:table-cell office:value-type="float" office:value="-0.541472758352065" calcext:value-type="float">
            <text:p>-0,541472758352065</text:p>
          </table:table-cell>
          <table:table-cell office:value-type="float" office:value="0.751123231644608" calcext:value-type="float">
            <text:p>0,751123231644608</text:p>
          </table:table-cell>
        </table:table-row>
        <table:table-row table:style-name="ro1">
          <table:table-cell/>
          <table:table-cell table:formula="of:=&quot;X3&quot;" office:value-type="string" office:string-value="X3" calcext:value-type="string">
            <text:p>X3</text:p>
          </table:table-cell>
          <table:table-cell office:value-type="float" office:value="4.47306829268012" calcext:value-type="float">
            <text:p>4,47306829268012</text:p>
          </table:table-cell>
          <table:table-cell office:value-type="float" office:value="1.47461520884241" calcext:value-type="float">
            <text:p>1,47461520884241</text:p>
          </table:table-cell>
          <table:table-cell office:value-type="float" office:value="3.03338000710812" calcext:value-type="float">
            <text:p>3,03338000710812</text:p>
          </table:table-cell>
          <table:table-cell office:value-type="float" office:value="0.00838280194057939" calcext:value-type="float">
            <text:p>0,00838280194057939</text:p>
          </table:table-cell>
          <table:table-cell office:value-type="float" office:value="1.33000037591745" calcext:value-type="float">
            <text:p>1,33000037591745</text:p>
          </table:table-cell>
          <table:table-cell office:value-type="float" office:value="7.6161362094428" calcext:value-type="float">
            <text:p>7,6161362094428</text:p>
          </table:table-cell>
        </table:table-row>
        <table:table-row table:style-name="ro1">
          <table:table-cell/>
          <table:table-cell table:formula="of:=&quot;X4&quot;" office:value-type="string" office:string-value="X4" calcext:value-type="string">
            <text:p>X4</text:p>
          </table:table-cell>
          <table:table-cell office:value-type="float" office:value="-2.93777484792274" calcext:value-type="float">
            <text:p>-2,93777484792274</text:p>
          </table:table-cell>
          <table:table-cell office:value-type="float" office:value="2.88178233429328" calcext:value-type="float">
            <text:p>2,88178233429328</text:p>
          </table:table-cell>
          <table:table-cell office:value-type="float" office:value="-1.01942982055346" calcext:value-type="float">
            <text:p>-1,01942982055346</text:p>
          </table:table-cell>
          <table:table-cell office:value-type="float" office:value="0.324160440569931" calcext:value-type="float">
            <text:p>0,324160440569931</text:p>
          </table:table-cell>
          <table:table-cell office:value-type="float" office:value="-9.08014849475433" calcext:value-type="float">
            <text:p>-9,08014849475433</text:p>
          </table:table-cell>
          <table:table-cell office:value-type="float" office:value="3.20459879890885" calcext:value-type="float">
            <text:p>3,20459879890885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formula="of:=&quot;X1&quot;" office:value-type="string" office:string-value="X1" calcext:value-type="string">
            <text:p>X1</text:p>
          </table:table-cell>
          <table:table-cell table:formula="of:=&quot;X2&quot;" office:value-type="string" office:string-value="X2" calcext:value-type="string">
            <text:p>X2</text:p>
          </table:table-cell>
          <table:table-cell table:formula="of:=&quot;X3&quot;" office:value-type="string" office:string-value="X3" calcext:value-type="string">
            <text:p>X3</text:p>
          </table:table-cell>
          <table:table-cell table:formula="of:=&quot;X4&quot;" office:value-type="string" office:string-value="X4" calcext:value-type="string">
            <text:p>X4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</table:table-row>
        <table:table-row table:style-name="ro1">
          <table:table-cell/>
          <table:table-cell table:number-matrix-columns-spanned="4" table:number-matrix-rows-spanned="20" table:formula="of:=[$Исходное.$D$4:$Исходное.$G$23]" office:value-type="float" office:value="0.26" calcext:value-type="float">
            <text:p>0,26</text:p>
          </table:table-cell>
          <table:table-cell office:value-type="float" office:value="2.05" calcext:value-type="float">
            <text:p>2,05</text:p>
          </table:table-cell>
          <table:table-cell office:value-type="float" office:value="0.32" calcext:value-type="float">
            <text:p>0,32</text:p>
          </table:table-cell>
          <table:table-cell office:value-type="float" office:value="0.14" calcext:value-type="float">
            <text:p>0,14</text:p>
          </table:table-cell>
          <table:table-cell table:number-matrix-columns-spanned="1" table:number-matrix-rows-spanned="20" table:formula="of:=MMULT([$'Регрессия без х1'.$B$35:$'Регрессия без х1'.$E$54] ; [$'Регрессия без х1'.$C$29:$'Регрессия без х1'.$C$32]) + [$'Регрессия без х1'.$C$28]" office:value-type="float" office:value="8.79136746378711" calcext:value-type="float">
            <text:p>8,79136746378711</text:p>
          </table:table-cell>
          <table:table-cell table:number-matrix-columns-spanned="1" table:number-matrix-rows-spanned="20" table:formula="of:=[$Исходное.$B$4:$Исходное.$B$23]" office:value-type="float" office:value="9.7" calcext:value-type="float">
            <text:p>9,7</text:p>
          </table:table-cell>
          <table:table-cell table:number-matrix-columns-spanned="1" table:number-matrix-rows-spanned="20" table:formula="of:=[$'Регрессия без х1'.$G$35:$'Регрессия без х1'.$G$54] - [$'Регрессия без х1'.$F$35:$'Регрессия без х1'.$F$54]" office:value-type="float" office:value="0.908632536212892" calcext:value-type="float">
            <text:p>0,908632536212892</text:p>
          </table:table-cell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office:value-type="float" office:value="0.46" calcext:value-type="float">
            <text:p>0,46</text:p>
          </table:table-cell>
          <table:table-cell office:value-type="float" office:value="0.59" calcext:value-type="float">
            <text:p>0,59</text:p>
          </table:table-cell>
          <table:table-cell office:value-type="float" office:value="0.66" calcext:value-type="float">
            <text:p>0,66</text:p>
          </table:table-cell>
          <table:table-cell office:value-type="float" office:value="8.61627218114496" calcext:value-type="float">
            <text:p>8,61627218114496</text:p>
          </table:table-cell>
          <table:table-cell office:value-type="float" office:value="8.4" calcext:value-type="float">
            <text:p>8,4</text:p>
          </table:table-cell>
          <table:table-cell office:value-type="float" office:value="-0.21627218114496" calcext:value-type="float">
            <text:p>-0,21627218114496</text:p>
          </table:table-cell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office:value-type="float" office:value="2.46" calcext:value-type="float">
            <text:p>2,46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office:value-type="float" office:value="9.02419103461565" calcext:value-type="float">
            <text:p>9,02419103461565</text:p>
          </table:table-cell>
          <table:table-cell office:value-type="float" office:value="9" calcext:value-type="float">
            <text:p>9</text:p>
          </table:table-cell>
          <table:table-cell office:value-type="float" office:value="-0.0241910346156491" calcext:value-type="float">
            <text:p>-0,0241910346156491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6.44" calcext:value-type="float">
            <text:p>6,44</text:p>
          </table:table-cell>
          <table:table-cell office:value-type="float" office:value="0.43" calcext:value-type="float">
            <text:p>0,43</text:p>
          </table:table-cell>
          <table:table-cell office:value-type="float" office:value="0.59" calcext:value-type="float">
            <text:p>0,59</text:p>
          </table:table-cell>
          <table:table-cell office:value-type="float" office:value="10.6020283619451" calcext:value-type="float">
            <text:p>10,6020283619451</text:p>
          </table:table-cell>
          <table:table-cell office:value-type="float" office:value="9.9" calcext:value-type="float">
            <text:p>9,9</text:p>
          </table:table-cell>
          <table:table-cell office:value-type="float" office:value="-0.702028361945132" calcext:value-type="float">
            <text:p>-0,702028361945132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office:value-type="float" office:value="2.16" calcext:value-type="float">
            <text:p>2,16</text:p>
          </table:table-cell>
          <table:table-cell office:value-type="float" office:value="0.39" calcext:value-type="float">
            <text:p>0,39</text:p>
          </table:table-cell>
          <table:table-cell office:value-type="float" office:value="0.16" calcext:value-type="float">
            <text:p>0,16</text:p>
          </table:table-cell>
          <table:table-cell office:value-type="float" office:value="9.05725752334735" calcext:value-type="float">
            <text:p>9,05725752334735</text:p>
          </table:table-cell>
          <table:table-cell office:value-type="float" office:value="9.6" calcext:value-type="float">
            <text:p>9,6</text:p>
          </table:table-cell>
          <table:table-cell office:value-type="float" office:value="0.542742476652649" calcext:value-type="float">
            <text:p>0,542742476652649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2.69" calcext:value-type="float">
            <text:p>2,69</text:p>
          </table:table-cell>
          <table:table-cell office:value-type="float" office:value="0.32" calcext:value-type="float">
            <text:p>0,32</text:p>
          </table:table-cell>
          <table:table-cell office:value-type="float" office:value="0.17" calcext:value-type="float">
            <text:p>0,17</text:p>
          </table:table-cell>
          <table:table-cell office:value-type="float" office:value="9.39330502084627" calcext:value-type="float">
            <text:p>9,39330502084627</text:p>
          </table:table-cell>
          <table:table-cell office:value-type="float" office:value="8.6" calcext:value-type="float">
            <text:p>8,6</text:p>
          </table:table-cell>
          <table:table-cell office:value-type="float" office:value="-0.793305020846271" calcext:value-type="float">
            <text:p>-0,793305020846271</text:p>
          </table:table-cell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office:value-type="float" office:value="0.73" calcext:value-type="float">
            <text:p>0,73</text:p>
          </table:table-cell>
          <table:table-cell office:value-type="float" office:value="0.42" calcext:value-type="float">
            <text:p>0,42</text:p>
          </table:table-cell>
          <table:table-cell office:value-type="float" office:value="0.23" calcext:value-type="float">
            <text:p>0,23</text:p>
          </table:table-cell>
          <table:table-cell office:value-type="float" office:value="9.30314223265142" calcext:value-type="float">
            <text:p>9,30314223265142</text:p>
          </table:table-cell>
          <table:table-cell office:value-type="float" office:value="12.5" calcext:value-type="float">
            <text:p>12,5</text:p>
          </table:table-cell>
          <table:table-cell office:value-type="float" office:value="3.19685776734858" calcext:value-type="float">
            <text:p>3,19685776734858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office:value-type="float" office:value="0.42" calcext:value-type="float">
            <text:p>0,42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8.30473130673424" calcext:value-type="float">
            <text:p>8,30473130673424</text:p>
          </table:table-cell>
          <table:table-cell office:value-type="float" office:value="7.6" calcext:value-type="float">
            <text:p>7,6</text:p>
          </table:table-cell>
          <table:table-cell office:value-type="float" office:value="-0.704731306734237" calcext:value-type="float">
            <text:p>-0,704731306734237</text:p>
          </table:table-cell>
        </table:table-row>
        <table:table-row table:style-name="ro1">
          <table:table-cell/>
          <table:table-cell office:value-type="float" office:value="0.24" calcext:value-type="float">
            <text:p>0,24</text:p>
          </table:table-cell>
          <table:table-cell office:value-type="float" office:value="0.49" calcext:value-type="float">
            <text:p>0,49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7.95584706485106" calcext:value-type="float">
            <text:p>7,95584706485106</text:p>
          </table:table-cell>
          <table:table-cell office:value-type="float" office:value="6.9" calcext:value-type="float">
            <text:p>6,9</text:p>
          </table:table-cell>
          <table:table-cell office:value-type="float" office:value="-1.05584706485106" calcext:value-type="float">
            <text:p>-1,05584706485106</text:p>
          </table:table-cell>
        </table:table-row>
        <table:table-row table:style-name="ro1">
          <table:table-cell/>
          <table:table-cell office:value-type="float" office:value="0.31" calcext:value-type="float">
            <text:p>0,31</text:p>
          </table:table-cell>
          <table:table-cell office:value-type="float" office:value="3.02" calcext:value-type="float">
            <text:p>3,02</text:p>
          </table:table-cell>
          <table:table-cell office:value-type="float" office:value="1.37" calcext:value-type="float">
            <text:p>1,37</text:p>
          </table:table-cell>
          <table:table-cell office:value-type="float" office:value="0.73" calcext:value-type="float">
            <text:p>0,73</text:p>
          </table:table-cell>
          <table:table-cell office:value-type="float" office:value="12.6352108041777" calcext:value-type="float">
            <text:p>12,6352108041777</text:p>
          </table:table-cell>
          <table:table-cell office:value-type="float" office:value="13.5" calcext:value-type="float">
            <text:p>13,5</text:p>
          </table:table-cell>
          <table:table-cell office:value-type="float" office:value="0.864789195822254" calcext:value-type="float">
            <text:p>0,864789195822254</text:p>
          </table:table-cell>
        </table:table-row>
        <table:table-row table:style-name="ro1">
          <table:table-cell/>
          <table:table-cell office:value-type="float" office:value="0.3" calcext:value-type="float">
            <text:p>0,3</text:p>
          </table:table-cell>
          <table:table-cell office:value-type="float" office:value="3.19" calcext:value-type="float">
            <text:p>3,19</text:p>
          </table:table-cell>
          <table:table-cell office:value-type="float" office:value="0.73" calcext:value-type="float">
            <text:p>0,73</text:p>
          </table:table-cell>
          <table:table-cell office:value-type="float" office:value="0.17" calcext:value-type="float">
            <text:p>0,17</text:p>
          </table:table-cell>
          <table:table-cell office:value-type="float" office:value="11.2796756391683" calcext:value-type="float">
            <text:p>11,2796756391683</text:p>
          </table:table-cell>
          <table:table-cell office:value-type="float" office:value="9.7" calcext:value-type="float">
            <text:p>9,7</text:p>
          </table:table-cell>
          <table:table-cell office:value-type="float" office:value="-1.57967563916826" calcext:value-type="float">
            <text:p>-1,57967563916826</text:p>
          </table:table-cell>
        </table:table-row>
        <table:table-row table:style-name="ro1">
          <table:table-cell/>
          <table:table-cell office:value-type="float" office:value="0.32" calcext:value-type="float">
            <text:p>0,32</text:p>
          </table:table-cell>
          <table:table-cell office:value-type="float" office:value="3.3" calcext:value-type="float">
            <text:p>3,3</text:p>
          </table:table-cell>
          <table:table-cell office:value-type="float" office:value="0.25" calcext:value-type="float">
            <text:p>0,25</text:p>
          </table:table-cell>
          <table:table-cell office:value-type="float" office:value="0.14" calcext:value-type="float">
            <text:p>0,14</text:p>
          </table:table-cell>
          <table:table-cell office:value-type="float" office:value="9.54375820567219" calcext:value-type="float">
            <text:p>9,54375820567219</text:p>
          </table:table-cell>
          <table:table-cell office:value-type="float" office:value="10.7" calcext:value-type="float">
            <text:p>10,7</text:p>
          </table:table-cell>
          <table:table-cell office:value-type="float" office:value="1.15624179432781" calcext:value-type="float">
            <text:p>1,15624179432781</text:p>
          </table:table-cell>
        </table:table-row>
        <table:table-row table:style-name="ro1">
          <table:table-cell/>
          <table:table-cell office:value-type="float" office:value="0.4" calcext:value-type="float">
            <text:p>0,4</text:p>
          </table:table-cell>
          <table:table-cell office:value-type="float" office:value="11.51" calcext:value-type="float">
            <text:p>11,51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11.5715022980983" calcext:value-type="float">
            <text:p>11,5715022980983</text:p>
          </table:table-cell>
          <table:table-cell office:value-type="float" office:value="12.1" calcext:value-type="float">
            <text:p>12,1</text:p>
          </table:table-cell>
          <table:table-cell office:value-type="float" office:value="0.528497701901701" calcext:value-type="float">
            <text:p>0,528497701901701</text:p>
          </table:table-cell>
        </table:table-row>
        <table:table-row table:style-name="ro1">
          <table:table-cell/>
          <table:table-cell office:value-type="float" office:value="0.28" calcext:value-type="float">
            <text:p>0,28</text:p>
          </table:table-cell>
          <table:table-cell office:value-type="float" office:value="2.26" calcext:value-type="float">
            <text:p>2,26</text:p>
          </table:table-cell>
          <table:table-cell office:value-type="float" office:value="0.82" calcext:value-type="float">
            <text:p>0,82</text:p>
          </table:table-cell>
          <table:table-cell office:value-type="float" office:value="0.17" calcext:value-type="float">
            <text:p>0,17</text:p>
          </table:table-cell>
          <table:table-cell office:value-type="float" office:value="11.2732729899068" calcext:value-type="float">
            <text:p>11,2732729899068</text:p>
          </table:table-cell>
          <table:table-cell office:value-type="float" office:value="9.7" calcext:value-type="float">
            <text:p>9,7</text:p>
          </table:table-cell>
          <table:table-cell office:value-type="float" office:value="-1.57327298990682" calcext:value-type="float">
            <text:p>-1,57327298990682</text:p>
          </table:table-cell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office:value-type="float" office:value="0.6" calcext:value-type="float">
            <text:p>0,6</text:p>
          </table:table-cell>
          <table:table-cell office:value-type="float" office:value="0.13" calcext:value-type="float">
            <text:p>0,13</text:p>
          </table:table-cell>
          <table:table-cell office:value-type="float" office:value="0.35" calcext:value-type="float">
            <text:p>0,35</text:p>
          </table:table-cell>
          <table:table-cell office:value-type="float" office:value="7.63979216525944" calcext:value-type="float">
            <text:p>7,63979216525944</text:p>
          </table:table-cell>
          <table:table-cell office:value-type="float" office:value="7" calcext:value-type="float">
            <text:p>7</text:p>
          </table:table-cell>
          <table:table-cell office:value-type="float" office:value="-0.639792165259438" calcext:value-type="float">
            <text:p>-0,639792165259438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office:value-type="float" office:value="0.3" calcext:value-type="float">
            <text:p>0,3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7.54973984386048" calcext:value-type="float">
            <text:p>7,54973984386048</text:p>
          </table:table-cell>
          <table:table-cell office:value-type="float" office:value="7.2" calcext:value-type="float">
            <text:p>7,2</text:p>
          </table:table-cell>
          <table:table-cell office:value-type="float" office:value="-0.349739843860476" calcext:value-type="float">
            <text:p>-0,349739843860476</text:p>
          </table:table-cell>
        </table:table-row>
        <table:table-row table:style-name="ro1">
          <table:table-cell/>
          <table:table-cell office:value-type="float" office:value="0.29" calcext:value-type="float">
            <text:p>0,29</text:p>
          </table:table-cell>
          <table:table-cell office:value-type="float" office:value="1.44" calcext:value-type="float">
            <text:p>1,44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8.83415935346906" calcext:value-type="float">
            <text:p>8,83415935346906</text:p>
          </table:table-cell>
          <table:table-cell office:value-type="float" office:value="8.2" calcext:value-type="float">
            <text:p>8,2</text:p>
          </table:table-cell>
          <table:table-cell office:value-type="float" office:value="-0.634159353469055" calcext:value-type="float">
            <text:p>-0,634159353469055</text:p>
          </table:table-cell>
        </table:table-row>
        <table:table-row table:style-name="ro1">
          <table:table-cell/>
          <table:table-cell office:value-type="float" office:value="0.22" calcext:value-type="float">
            <text:p>0,22</text:p>
          </table:table-cell>
          <table:table-cell office:value-type="float" office:value="0.05" calcext:value-type="float">
            <text:p>0,05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8.27450536077078" calcext:value-type="float">
            <text:p>8,27450536077078</text:p>
          </table:table-cell>
          <table:table-cell office:value-type="float" office:value="8.4" calcext:value-type="float">
            <text:p>8,4</text:p>
          </table:table-cell>
          <table:table-cell office:value-type="float" office:value="0.125494639229219" calcext:value-type="float">
            <text:p>0,125494639229219</text:p>
          </table:table-cell>
        </table:table-row>
        <table:table-row table:style-name="ro1">
          <table:table-cell/>
          <table:table-cell office:value-type="float" office:value="0.25" calcext:value-type="float">
            <text:p>0,25</text:p>
          </table:table-cell>
          <table:table-cell office:value-type="float" office:value="0.03" calcext:value-type="float">
            <text:p>0,03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.0815663321243" calcext:value-type="float">
            <text:p>10,0815663321243</text:p>
          </table:table-cell>
          <table:table-cell office:value-type="float" office:value="13.1" calcext:value-type="float">
            <text:p>13,1</text:p>
          </table:table-cell>
          <table:table-cell office:value-type="float" office:value="3.01843366787568" calcext:value-type="float">
            <text:p>3,01843366787568</text:p>
          </table:table-cell>
        </table:table-row>
        <table:table-row table:style-name="ro1">
          <table:table-cell/>
          <table:table-cell office:value-type="float" office:value="0.26" calcext:value-type="float">
            <text:p>0,26</text:p>
          </table:table-cell>
          <table:table-cell office:value-type="float" office:value="0.17" calcext:value-type="float">
            <text:p>0,17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10.7686748175694" calcext:value-type="float">
            <text:p>10,7686748175694</text:p>
          </table:table-cell>
          <table:table-cell office:value-type="float" office:value="8.7" calcext:value-type="float">
            <text:p>8,7</text:p>
          </table:table-cell>
          <table:table-cell office:value-type="float" office:value="-2.06867481756943" calcext:value-type="float">
            <text:p>-2,06867481756943</text:p>
          </table:table-cell>
        </table:table-row>
      </table:table>
      <table:table table:name="Регрессия без х1, х3" table:style-name="ta1">
        <table:table-column table:style-name="co1" table:number-columns-repeated="6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2" table:default-cell-style-name="Default"/>
        <table:table-column table:style-name="co1" table:default-cell-style-name="Default"/>
        <table:table-row table:style-name="ro2"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14" calcext:value-type="float">
            <text:p>0,14</text:p>
          </table:table-cell>
          <table:table-cell table:number-columns-repeated="9"/>
        </table:table-row>
        <table:table-row table:style-name="ro2"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59" calcext:value-type="float">
            <text:p>0,59</text:p>
          </table:table-cell>
          <table:table-cell table:style-name="ce2" office:value-type="float" office:value="0.66" calcext:value-type="float">
            <text:p>0,66</text:p>
          </table:table-cell>
          <table:table-cell table:number-columns-repeated="9"/>
        </table:table-row>
        <table:table-row table:style-name="ro2">
          <table:table-cell table:style-name="ce2" office:value-type="float" office:value="9" calcext:value-type="float">
            <text:p>9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1" calcext:value-type="float">
            <text:p>0,31</text:p>
          </table:table-cell>
          <table:table-cell table:number-columns-repeated="9"/>
        </table:table-row>
        <table:table-row table:style-name="ro2">
          <table:table-cell table:style-name="ce2" office:value-type="float" office:value="9.9" calcext:value-type="float">
            <text:p>9,9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0.59" calcext:value-type="float">
            <text:p>0,59</text:p>
          </table:table-cell>
          <table:table-cell table:number-columns-repeated="2"/>
          <table:table-cell office:value-type="string" calcext:value-type="string">
            <text:p><text:span text:style-name="T1">Regression</text:span></text:p>
          </table:table-cell>
          <table:table-cell table:number-columns-repeated="6"/>
        </table:table-row>
        <table:table-row table:style-name="ro2">
          <table:table-cell table:style-name="ce2" office:value-type="float" office:value="9.6" calcext:value-type="float">
            <text:p>9,6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16" calcext:value-type="float">
            <text:p>0,16</text:p>
          </table:table-cell>
          <table:table-cell table:number-columns-repeated="2"/>
          <table:table-cell office:value-type="string" calcext:value-type="string">
            <text:p>Regression Model</text:p>
          </table:table-cell>
          <table:table-cell office:value-type="string" calcext:value-type="string">
            <text:p>Linear</text:p>
          </table:table-cell>
          <table:table-cell table:number-columns-repeated="5"/>
        </table:table-row>
        <table:table-row table:style-name="ro2">
          <table:table-cell table:style-name="ce2" office:value-type="float" office:value="8.6" calcext:value-type="float">
            <text:p>8,6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17" calcext:value-type="float">
            <text:p>0,17</text:p>
          </table:table-cell>
          <table:table-cell table:number-columns-repeated="9"/>
        </table:table-row>
        <table:table-row table:style-name="ro2">
          <table:table-cell table:style-name="ce2" office:value-type="float" office:value="12.5" calcext:value-type="float">
            <text:p>12,5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42" calcext:value-type="float">
            <text:p>0,42</text:p>
          </table:table-cell>
          <table:table-cell table:style-name="ce2" office:value-type="float" office:value="0.23" calcext:value-type="float">
            <text:p>0,23</text:p>
          </table:table-cell>
          <table:table-cell table:number-columns-repeated="2"/>
          <table:table-cell office:value-type="string" calcext:value-type="string">
            <text:p>LINEST raw output</text:p>
          </table:table-cell>
          <table:table-cell table:number-columns-repeated="6"/>
        </table:table-row>
        <table:table-row table:style-name="ro2">
          <table:table-cell table:style-name="ce2" office:value-type="float" office:value="7.6" calcext:value-type="float">
            <text:p>7,6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21" calcext:value-type="float">
            <text:p>0,21</text:p>
          </table:table-cell>
          <table:table-cell table:style-name="ce2" office:value-type="float" office:value="0.08" calcext:value-type="float">
            <text:p>0,08</text:p>
          </table:table-cell>
          <table:table-cell table:number-columns-repeated="2"/>
          <table:table-cell table:number-matrix-columns-spanned="4" table:number-matrix-rows-spanned="5" table:formula="of:=LINEST([.$A$1:.$A$20] ; [.$B$1:.$D$20] ; 1 ; 1)" office:value-type="float" office:value="-3.3382035538846" calcext:value-type="float">
            <text:p>-3,3382035538846</text:p>
          </table:table-cell>
          <table:table-cell office:value-type="float" office:value="4.6137403722521" calcext:value-type="float">
            <text:p>4,6137403722521</text:p>
          </table:table-cell>
          <table:table-cell office:value-type="float" office:value="21.8014733025832" calcext:value-type="float">
            <text:p>21,8014733025832</text:p>
          </table:table-cell>
          <table:table-cell office:value-type="float" office:value="1.97966213359589" calcext:value-type="float">
            <text:p>1,97966213359589</text:p>
          </table:table-cell>
          <table:table-cell table:number-columns-repeated="3"/>
        </table:table-row>
        <table:table-row table:style-name="ro2">
          <table:table-cell table:style-name="ce2" office:value-type="float" office:value="6.9" calcext:value-type="float">
            <text:p>6,9</text:p>
          </table:table-cell>
          <table:table-cell table:style-name="ce2" office:value-type="float" office:value="0.24" calcext:value-type="float">
            <text:p>0,24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08" calcext:value-type="float">
            <text:p>0,08</text:p>
          </table:table-cell>
          <table:table-cell table:number-columns-repeated="2"/>
          <table:table-cell office:value-type="float" office:value="2.56512304146032" calcext:value-type="float">
            <text:p>2,56512304146032</text:p>
          </table:table-cell>
          <table:table-cell office:value-type="float" office:value="1.37781052039887" calcext:value-type="float">
            <text:p>1,37781052039887</text:p>
          </table:table-cell>
          <table:table-cell office:value-type="float" office:value="8.95690252039909" calcext:value-type="float">
            <text:p>8,95690252039909</text:p>
          </table:table-cell>
          <table:table-cell office:value-type="float" office:value="2.5048105664096" calcext:value-type="float">
            <text:p>2,5048105664096</text:p>
          </table:table-cell>
          <table:table-cell table:number-columns-repeated="3"/>
        </table:table-row>
        <table:table-row table:style-name="ro2">
          <table:table-cell table:style-name="ce2" office:value-type="float" office:value="13.5" calcext:value-type="float">
            <text:p>13,5</text:p>
          </table:table-cell>
          <table:table-cell table:style-name="ce2" office:value-type="float" office:value="0.31" calcext:value-type="float">
            <text:p>0,31</text:p>
          </table:table-cell>
          <table:table-cell table:style-name="ce2" office:value-type="float" office:value="1.37" calcext:value-type="float">
            <text:p>1,37</text:p>
          </table:table-cell>
          <table:table-cell table:style-name="ce2" office:value-type="float" office:value="0.73" calcext:value-type="float">
            <text:p>0,73</text:p>
          </table:table-cell>
          <table:table-cell table:number-columns-repeated="2"/>
          <table:table-cell office:value-type="float" office:value="0.513456833087557" calcext:value-type="float">
            <text:p>0,513456833087557</text:p>
          </table:table-cell>
          <table:table-cell office:value-type="float" office:value="1.50168290802997" calcext:value-type="float">
            <text:p>1,50168290802997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0.3" calcext:value-type="float">
            <text:p>0,3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17" calcext:value-type="float">
            <text:p>0,17</text:p>
          </table:table-cell>
          <table:table-cell table:number-columns-repeated="2"/>
          <table:table-cell office:value-type="float" office:value="5.62835248619664" calcext:value-type="float">
            <text:p>5,62835248619664</text:p>
          </table:table-cell>
          <table:table-cell office:value-type="float" office:value="16" calcext:value-type="float">
            <text:p>16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style-name="ce2" office:value-type="float" office:value="10.7" calcext:value-type="float">
            <text:p>10,7</text:p>
          </table:table-cell>
          <table:table-cell table:style-name="ce2" office:value-type="float" office:value="0.32" calcext:value-type="float">
            <text:p>0,32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14" calcext:value-type="float">
            <text:p>0,14</text:p>
          </table:table-cell>
          <table:table-cell table:number-columns-repeated="2"/>
          <table:table-cell office:value-type="float" office:value="38.0766750996905" calcext:value-type="float">
            <text:p>38,0766750996905</text:p>
          </table:table-cell>
          <table:table-cell office:value-type="float" office:value="36.0808249003095" calcext:value-type="float">
            <text:p>36,0808249003095</text:p>
          </table:table-cell>
          <table:table-cell office:value-type="string" office:string-value="" calcext:value-type="error">
            <text:p>#N/A</text:p>
          </table:table-cell>
          <table:table-cell office:value-type="string" office:string-value="" calcext:value-type="error">
            <text:p>#N/A</text:p>
          </table:table-cell>
          <table:table-cell table:number-columns-repeated="3"/>
        </table:table-row>
        <table:table-row table:style-name="ro2">
          <table:table-cell table:style-name="ce2" office:value-type="float" office:value="12.1" calcext:value-type="float">
            <text:p>12,1</text:p>
          </table:table-cell>
          <table:table-cell table:style-name="ce2" office:value-type="float" office:value="0.4" calcext:value-type="float">
            <text:p>0,4</text:p>
          </table:table-cell>
          <table:table-cell table:style-name="ce2" office:value-type="float" office:value="0.39" calcext:value-type="float">
            <text:p>0,39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9"/>
        </table:table-row>
        <table:table-row table:style-name="ro2">
          <table:table-cell table:style-name="ce2" office:value-type="float" office:value="9.7" calcext:value-type="float">
            <text:p>9,7</text:p>
          </table:table-cell>
          <table:table-cell table:style-name="ce2" office:value-type="float" office:value="0.28" calcext:value-type="float">
            <text:p>0,28</text:p>
          </table:table-cell>
          <table:table-cell table:style-name="ce2" office:value-type="float" office:value="0.82" calcext:value-type="float">
            <text:p>0,82</text:p>
          </table:table-cell>
          <table:table-cell table:style-name="ce2" office:value-type="float" office:value="0.17" calcext:value-type="float">
            <text:p>0,17</text:p>
          </table:table-cell>
          <table:table-cell table:number-columns-repeated="2"/>
          <table:table-cell office:value-type="string" calcext:value-type="string">
            <text:p>Regression Statistics</text:p>
          </table:table-cell>
          <table:table-cell table:number-columns-repeated="6"/>
        </table:table-row>
        <table:table-row table:style-name="ro2">
          <table:table-cell table:style-name="ce2" office:value-type="float" office:value="7" calcext:value-type="float">
            <text:p>7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13" calcext:value-type="float">
            <text:p>0,13</text:p>
          </table:table-cell>
          <table:table-cell table:style-name="ce2" office:value-type="float" office:value="0.35" calcext:value-type="float">
            <text:p>0,35</text:p>
          </table:table-cell>
          <table:table-cell table:number-columns-repeated="2"/>
          <table:table-cell office:value-type="string" calcext:value-type="string">
            <text:p>R^2</text:p>
          </table:table-cell>
          <table:table-cell table:formula="of:=[.$G$10]" office:value-type="float" office:value="0.513456833087557" calcext:value-type="float">
            <text:p>0,513456833087557</text:p>
          </table:table-cell>
          <table:table-cell table:number-columns-repeated="5"/>
        </table:table-row>
        <table:table-row table:style-name="ro2">
          <table:table-cell table:style-name="ce2" office:value-type="float" office:value="7.2" calcext:value-type="float">
            <text:p>7,2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09" calcext:value-type="float">
            <text:p>0,09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2"/>
          <table:table-cell office:value-type="string" calcext:value-type="string">
            <text:p>Standard Error</text:p>
          </table:table-cell>
          <table:table-cell table:formula="of:=[.$H$10]" office:value-type="float" office:value="1.50168290802997" calcext:value-type="float">
            <text:p>1,50168290802997</text:p>
          </table:table-cell>
          <table:table-cell table:number-columns-repeated="5"/>
        </table:table-row>
        <table:table-row table:style-name="ro2">
          <table:table-cell table:style-name="ce2" office:value-type="float" office:value="8.2" calcext:value-type="float">
            <text:p>8,2</text:p>
          </table:table-cell>
          <table:table-cell table:style-name="ce2" office:value-type="float" office:value="0.29" calcext:value-type="float">
            <text:p>0,29</text:p>
          </table:table-cell>
          <table:table-cell table:style-name="ce2" office:value-type="float" office:value="0.2" calcext:value-type="float">
            <text:p>0,2</text:p>
          </table:table-cell>
          <table:table-cell table:style-name="ce2" office:value-type="float" office:value="0.08" calcext:value-type="float">
            <text:p>0,08</text:p>
          </table:table-cell>
          <table:table-cell table:number-columns-repeated="2"/>
          <table:table-cell office:value-type="string" calcext:value-type="string">
            <text:p>Count of X variables</text:p>
          </table:table-cell>
          <table:table-cell table:formula="of:=3" office:value-type="float" office:value="3" calcext:value-type="float">
            <text:p>3</text:p>
          </table:table-cell>
          <table:table-cell table:number-columns-repeated="5"/>
        </table:table-row>
        <table:table-row table:style-name="ro2">
          <table:table-cell table:style-name="ce2" office:value-type="float" office:value="8.4" calcext:value-type="float">
            <text:p>8,4</text:p>
          </table:table-cell>
          <table:table-cell table:style-name="ce2" office:value-type="float" office:value="0.22" calcext:value-type="float">
            <text:p>0,22</text:p>
          </table:table-cell>
          <table:table-cell table:style-name="ce2" office:value-type="float" office:value="0.43" calcext:value-type="float">
            <text:p>0,4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Observations</text:p>
          </table:table-cell>
          <table:table-cell table:formula="of:=20" office:value-type="float" office:value="20" calcext:value-type="float">
            <text:p>20</text:p>
          </table:table-cell>
          <table:table-cell table:number-columns-repeated="5"/>
        </table:table-row>
        <table:table-row table:style-name="ro2">
          <table:table-cell table:style-name="ce2" office:value-type="float" office:value="13.1" calcext:value-type="float">
            <text:p>13,1</text:p>
          </table:table-cell>
          <table:table-cell table:style-name="ce2" office:value-type="float" office:value="0.25" calcext:value-type="float">
            <text:p>0,25</text:p>
          </table:table-cell>
          <table:table-cell table:style-name="ce2" office:value-type="float" office:value="0.73" calcext:value-type="float">
            <text:p>0,73</text:p>
          </table:table-cell>
          <table:table-cell table:style-name="ce2" office:value-type="float" office:value="0.2" calcext:value-type="float">
            <text:p>0,2</text:p>
          </table:table-cell>
          <table:table-cell table:number-columns-repeated="2"/>
          <table:table-cell office:value-type="string" calcext:value-type="string">
            <text:p>Adjusted R^2</text:p>
          </table:table-cell>
          <table:table-cell table:formula="of:=1 - (1 - [.$G$10])*([.$H$18] - 1)/([.$H$18] - [.$H$17] - 1)" office:value-type="float" office:value="0.422229989291474" calcext:value-type="float">
            <text:p>0,422229989291474</text:p>
          </table:table-cell>
          <table:table-cell table:number-columns-repeated="5"/>
        </table:table-row>
        <table:table-row table:style-name="ro2">
          <table:table-cell table:style-name="ce2" office:value-type="float" office:value="8.7" calcext:value-type="float">
            <text:p>8,7</text:p>
          </table:table-cell>
          <table:table-cell table:style-name="ce2" office:value-type="float" office:value="0.26" calcext:value-type="float">
            <text:p>0,26</text:p>
          </table:table-cell>
          <table:table-cell table:style-name="ce2" office:value-type="float" office:value="0.99" calcext:value-type="float">
            <text:p>0,99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9"/>
        </table:table-row>
        <table:table-row table:style-name="ro1">
          <table:table-cell table:number-columns-repeated="6"/>
          <table:table-cell office:value-type="string" calcext:value-type="string">
            <text:p>Analysis of Variance (ANOVA)</text:p>
          </table:table-cell>
          <table:table-cell table:number-columns-repeated="6"/>
        </table:table-row>
        <table:table-row table:style-name="ro1">
          <table:table-cell table:number-columns-repeated="7"/>
          <table:table-cell office:value-type="string" calcext:value-type="string">
            <text:p>df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Significance F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gression</text:p>
          </table:table-cell>
          <table:table-cell table:formula="of:=[.$H$17]" office:value-type="float" office:value="3" calcext:value-type="float">
            <text:p>3</text:p>
          </table:table-cell>
          <table:table-cell table:formula="of:=[.$G$12]" office:value-type="float" office:value="38.0766750996905" calcext:value-type="float">
            <text:p>38,0766750996905</text:p>
          </table:table-cell>
          <table:table-cell table:formula="of:=[.$G$12] / [.$H$23]" office:value-type="float" office:value="12.6922250332302" calcext:value-type="float">
            <text:p>12,6922250332302</text:p>
          </table:table-cell>
          <table:table-cell table:formula="of:=[.$G$11]" office:value-type="float" office:value="5.62835248619664" calcext:value-type="float">
            <text:p>5,62835248619664</text:p>
          </table:table-cell>
          <table:table-cell table:formula="of:=LEGACY.FDIST([.$G$11] ; [.$H$23] ; [.$H$11])" office:value-type="float" office:value="0.00789103053913992" calcext:value-type="float">
            <text:p>0,00789103053913992</text:p>
          </table:table-cell>
          <table:table-cell/>
        </table:table-row>
        <table:table-row table:style-name="ro1">
          <table:table-cell table:number-columns-repeated="6"/>
          <table:table-cell office:value-type="string" calcext:value-type="string">
            <text:p>Residual</text:p>
          </table:table-cell>
          <table:table-cell table:formula="of:=[.$H$11]" office:value-type="float" office:value="16" calcext:value-type="float">
            <text:p>16</text:p>
          </table:table-cell>
          <table:table-cell table:formula="of:=[.$H$12]" office:value-type="float" office:value="36.0808249003095" calcext:value-type="float">
            <text:p>36,0808249003095</text:p>
          </table:table-cell>
          <table:table-cell table:formula="of:=[.$H$12] / [.$H$11]" office:value-type="float" office:value="2.25505155626934" calcext:value-type="float">
            <text:p>2,25505155626934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string" calcext:value-type="string">
            <text:p>Total</text:p>
          </table:table-cell>
          <table:table-cell table:formula="of:=[.$H$23] + [.$H$11]" office:value-type="float" office:value="19" calcext:value-type="float">
            <text:p>19</text:p>
          </table:table-cell>
          <table:table-cell table:formula="of:=[.$G$12] + [.$H$12]" office:value-type="float" office:value="74.1575" calcext:value-type="float">
            <text:p>74,1575</text:p>
          </table:table-cell>
          <table:table-cell table:number-columns-repeated="4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office:value-type="string" calcext:value-type="string">
            <text:p>Confidence level</text:p>
          </table:table-cell>
          <table:table-cell office:value-type="float" office:value="0.95" calcext:value-type="float">
            <text:p>0,95</text:p>
          </table:table-cell>
          <table:table-cell table:number-columns-repeated="5"/>
        </table:table-row>
        <table:table-row table:style-name="ro1">
          <table:table-cell table:number-columns-repeated="13"/>
        </table:table-row>
        <table:table-row table:style-name="ro1">
          <table:table-cell table:number-columns-repeated="7"/>
          <table:table-cell office:value-type="string" calcext:value-type="string">
            <text:p>Coefficients</text:p>
          </table:table-cell>
          <table:table-cell office:value-type="string" calcext:value-type="string">
            <text:p>Standard Error</text:p>
          </table:table-cell>
          <table:table-cell office:value-type="string" calcext:value-type="string">
            <text:p>t-Statistic</text:p>
          </table:table-cell>
          <table:table-cell office:value-type="string" calcext:value-type="string">
            <text:p>P-value</text:p>
          </table:table-cell>
          <table:table-cell table:formula="of:=COM.MICROSOFT.CONCAT(&quot;Lower &quot; ; INT([.$H$27] * 100) ; &quot;%&quot;)" office:value-type="string" office:string-value="Lower 95%" calcext:value-type="string">
            <text:p>Lower 95%</text:p>
          </table:table-cell>
          <table:table-cell table:formula="of:=COM.MICROSOFT.CONCAT(&quot;Upper &quot; ; INT([.$H$27] * 100) ; &quot;%&quot;)" office:value-type="string" office:string-value="Upper 95%" calcext:value-type="string">
            <text:p>Upper 95%</text:p>
          </table:table-cell>
        </table:table-row>
        <table:table-row table:style-name="ro1">
          <table:table-cell table:number-columns-repeated="6"/>
          <table:table-cell table:formula="of:=&quot;Intercept&quot;" office:value-type="string" office:string-value="Intercept" calcext:value-type="string">
            <text:p>Intercept</text:p>
          </table:table-cell>
          <table:table-cell table:number-matrix-columns-spanned="1" table:number-matrix-rows-spanned="4" table:formula="of:=INDEX([.$G$8:.$J$8]; 1 ; ROW([.$H$33])+1 - ROW())" office:value-type="float" office:value="1.97966213359589" calcext:value-type="float">
            <text:p>1,97966213359589</text:p>
          </table:table-cell>
          <table:table-cell table:number-matrix-columns-spanned="1" table:number-matrix-rows-spanned="4" table:formula="of:=INDEX([.$G$9:.$J$9]; 1 ; ROW([.$I$33])+1 - ROW())" office:value-type="float" office:value="2.5048105664096" calcext:value-type="float">
            <text:p>2,5048105664096</text:p>
          </table:table-cell>
          <table:table-cell table:number-matrix-columns-spanned="1" table:number-matrix-rows-spanned="4" table:formula="of:=[.$H$30:.$H$33] / [.$I$30:.$I$33]" office:value-type="float" office:value="0.79034405241812" calcext:value-type="float">
            <text:p>0,79034405241812</text:p>
          </table:table-cell>
          <table:table-cell table:number-matrix-columns-spanned="1" table:number-matrix-rows-spanned="4" table:formula="of:=LEGACY.TDIST(ABS([.$J$30:.$J$33]) ; [.$H$11] ; 2 )" office:value-type="float" office:value="0.440884441379746" calcext:value-type="float">
            <text:p>0,440884441379746</text:p>
          </table:table-cell>
          <table:table-cell table:number-matrix-columns-spanned="1" table:number-matrix-rows-spanned="4" table:formula="of:=[.$H$30:.$H$33] - [.$I$30:.$I$33] * TINV(1 - [.$H$27] ; [.$H$11])" office:value-type="float" office:value="-3.33029905968122" calcext:value-type="float">
            <text:p>-3,33029905968122</text:p>
          </table:table-cell>
          <table:table-cell table:number-matrix-columns-spanned="1" table:number-matrix-rows-spanned="4" table:formula="of:=[.$H$30:.$H$33] + [.$I$30:.$I$33] * TINV(1 - [.$H$27] ; [.$H$11])" office:value-type="float" office:value="7.289623326873" calcext:value-type="float">
            <text:p>7,289623326873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2</text:p>
          </table:table-cell>
          <table:table-cell table:formula="of:=&quot;X1&quot;" office:value-type="string" office:string-value="X1" calcext:value-type="string">
            <text:p>X1</text:p>
          </table:table-cell>
          <table:table-cell office:value-type="float" office:value="21.8014733025832" calcext:value-type="float">
            <text:p>21,8014733025832</text:p>
          </table:table-cell>
          <table:table-cell office:value-type="float" office:value="8.95690252039909" calcext:value-type="float">
            <text:p>8,95690252039909</text:p>
          </table:table-cell>
          <table:table-cell office:value-type="float" office:value="2.43404159562203" calcext:value-type="float">
            <text:p>2,43404159562203</text:p>
          </table:table-cell>
          <table:table-cell office:value-type="float" office:value="0.0270213980174465" calcext:value-type="float">
            <text:p>0,0270213980174465</text:p>
          </table:table-cell>
          <table:table-cell office:value-type="float" office:value="2.81368818498094" calcext:value-type="float">
            <text:p>2,81368818498094</text:p>
          </table:table-cell>
          <table:table-cell office:value-type="float" office:value="40.7892584201854" calcext:value-type="float">
            <text:p>40,7892584201854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4</text:p>
          </table:table-cell>
          <table:table-cell table:formula="of:=&quot;X2&quot;" office:value-type="string" office:string-value="X2" calcext:value-type="string">
            <text:p>X2</text:p>
          </table:table-cell>
          <table:table-cell office:value-type="float" office:value="4.6137403722521" calcext:value-type="float">
            <text:p>4,6137403722521</text:p>
          </table:table-cell>
          <table:table-cell office:value-type="float" office:value="1.37781052039887" calcext:value-type="float">
            <text:p>1,37781052039887</text:p>
          </table:table-cell>
          <table:table-cell office:value-type="float" office:value="3.34860294934926" calcext:value-type="float">
            <text:p>3,34860294934926</text:p>
          </table:table-cell>
          <table:table-cell office:value-type="float" office:value="0.00407928824036438" calcext:value-type="float">
            <text:p>0,00407928824036438</text:p>
          </table:table-cell>
          <table:table-cell office:value-type="float" office:value="1.69291254873574" calcext:value-type="float">
            <text:p>1,69291254873574</text:p>
          </table:table-cell>
          <table:table-cell office:value-type="float" office:value="7.53456819576846" calcext:value-type="float">
            <text:p>7,53456819576846</text:p>
          </table:table-cell>
        </table:table-row>
        <table:table-row table:style-name="ro1">
          <table:table-cell table:number-columns-repeated="5"/>
          <table:table-cell office:value-type="string" calcext:value-type="string">
            <text:p>Х5</text:p>
          </table:table-cell>
          <table:table-cell table:formula="of:=&quot;X3&quot;" office:value-type="string" office:string-value="X3" calcext:value-type="string">
            <text:p>X3</text:p>
          </table:table-cell>
          <table:table-cell office:value-type="float" office:value="-3.3382035538846" calcext:value-type="float">
            <text:p>-3,3382035538846</text:p>
          </table:table-cell>
          <table:table-cell office:value-type="float" office:value="2.56512304146032" calcext:value-type="float">
            <text:p>2,56512304146032</text:p>
          </table:table-cell>
          <table:table-cell office:value-type="float" office:value="-1.30138145419495" calcext:value-type="float">
            <text:p>-1,30138145419495</text:p>
          </table:table-cell>
          <table:table-cell office:value-type="float" office:value="0.211556021848465" calcext:value-type="float">
            <text:p>0,211556021848465</text:p>
          </table:table-cell>
          <table:table-cell office:value-type="float" office:value="-8.77602148263087" calcext:value-type="float">
            <text:p>-8,77602148263087</text:p>
          </table:table-cell>
          <table:table-cell office:value-type="float" office:value="2.09961437486168" calcext:value-type="float">
            <text:p>2,09961437486168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table:number-columns-repeated="6"/>
          <table:table-cell table:formula="of:=&quot;X1&quot;" office:value-type="string" office:string-value="X1" calcext:value-type="string">
            <text:p>X1</text:p>
          </table:table-cell>
          <table:table-cell table:formula="of:=&quot;X2&quot;" office:value-type="string" office:string-value="X2" calcext:value-type="string">
            <text:p>X2</text:p>
          </table:table-cell>
          <table:table-cell table:formula="of:=&quot;X3&quot;" office:value-type="string" office:string-value="X3" calcext:value-type="string">
            <text:p>X3</text:p>
          </table:table-cell>
          <table:table-cell office:value-type="string" calcext:value-type="string">
            <text:p>Predicted Y</text:p>
          </table:table-cell>
          <table:table-cell table:formula="of:=&quot;Y&quot;" office:value-type="string" office:string-value="Y" calcext:value-type="string">
            <text:p>Y</text:p>
          </table:table-cell>
          <table:table-cell office:value-type="string" calcext:value-type="string">
            <text:p>Residual</text:p>
          </table:table-cell>
          <table:table-cell/>
        </table:table-row>
        <table:table-row table:style-name="ro1">
          <table:table-cell table:number-columns-repeated="6"/>
          <table:table-cell table:number-matrix-columns-spanned="3" table:number-matrix-rows-spanned="20" table:formula="of:=[.$B$1:.$D$20]" office:value-type="float" office:value="0.26" calcext:value-type="float">
            <text:p>0,26</text:p>
          </table:table-cell>
          <table:table-cell office:value-type="float" office:value="0.32" calcext:value-type="float">
            <text:p>0,32</text:p>
          </table:table-cell>
          <table:table-cell office:value-type="float" office:value="0.14" calcext:value-type="float">
            <text:p>0,14</text:p>
          </table:table-cell>
          <table:table-cell table:number-matrix-columns-spanned="1" table:number-matrix-rows-spanned="20" table:formula="of:=MMULT([.$G$36:.$I$55] ; [.$H$31:.$H$33]) + [.$H$30]" office:value-type="float" office:value="8.65709361384435" calcext:value-type="float">
            <text:p>8,65709361384435</text:p>
          </table:table-cell>
          <table:table-cell table:number-matrix-columns-spanned="1" table:number-matrix-rows-spanned="20" table:formula="of:=[.$A$1:.$A$20]" office:value-type="float" office:value="9.7" calcext:value-type="float">
            <text:p>9,7</text:p>
          </table:table-cell>
          <table:table-cell table:number-matrix-columns-spanned="1" table:number-matrix-rows-spanned="20" table:formula="of:=[.$K$36:.$K$55] - [.$J$36:.$J$55]" office:value-type="float" office:value="1.04290638615565" calcext:value-type="float">
            <text:p>1,0429063861556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8" calcext:value-type="float">
            <text:p>0,28</text:p>
          </table:table-cell>
          <table:table-cell office:value-type="float" office:value="0.59" calcext:value-type="float">
            <text:p>0,59</text:p>
          </table:table-cell>
          <table:table-cell office:value-type="float" office:value="0.66" calcext:value-type="float">
            <text:p>0,66</text:p>
          </table:table-cell>
          <table:table-cell office:value-type="float" office:value="8.60296713238409" calcext:value-type="float">
            <text:p>8,60296713238409</text:p>
          </table:table-cell>
          <table:table-cell office:value-type="float" office:value="8.4" calcext:value-type="float">
            <text:p>8,4</text:p>
          </table:table-cell>
          <table:table-cell office:value-type="float" office:value="-0.202967132384087" calcext:value-type="float">
            <text:p>-0,20296713238408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31" calcext:value-type="float">
            <text:p>0,31</text:p>
          </table:table-cell>
          <table:table-cell office:value-type="float" office:value="0.3" calcext:value-type="float">
            <text:p>0,3</text:p>
          </table:table-cell>
          <table:table-cell office:value-type="float" office:value="0.31" calcext:value-type="float">
            <text:p>0,31</text:p>
          </table:table-cell>
          <table:table-cell office:value-type="float" office:value="9.08739786736808" calcext:value-type="float">
            <text:p>9,08739786736808</text:p>
          </table:table-cell>
          <table:table-cell office:value-type="float" office:value="9" calcext:value-type="float">
            <text:p>9</text:p>
          </table:table-cell>
          <table:table-cell office:value-type="float" office:value="-0.0873978673680824" calcext:value-type="float">
            <text:p>-0,0873978673680824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4" calcext:value-type="float">
            <text:p>0,4</text:p>
          </table:table-cell>
          <table:table-cell office:value-type="float" office:value="0.43" calcext:value-type="float">
            <text:p>0,43</text:p>
          </table:table-cell>
          <table:table-cell office:value-type="float" office:value="0.59" calcext:value-type="float">
            <text:p>0,59</text:p>
          </table:table-cell>
          <table:table-cell office:value-type="float" office:value="10.7146197179057" calcext:value-type="float">
            <text:p>10,7146197179057</text:p>
          </table:table-cell>
          <table:table-cell office:value-type="float" office:value="9.9" calcext:value-type="float">
            <text:p>9,9</text:p>
          </table:table-cell>
          <table:table-cell office:value-type="float" office:value="-0.814619717905655" calcext:value-type="float">
            <text:p>-0,81461971790565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6" calcext:value-type="float">
            <text:p>0,26</text:p>
          </table:table-cell>
          <table:table-cell office:value-type="float" office:value="0.39" calcext:value-type="float">
            <text:p>0,39</text:p>
          </table:table-cell>
          <table:table-cell office:value-type="float" office:value="0.16" calcext:value-type="float">
            <text:p>0,16</text:p>
          </table:table-cell>
          <table:table-cell office:value-type="float" office:value="8.9132913688243" calcext:value-type="float">
            <text:p>8,9132913688243</text:p>
          </table:table-cell>
          <table:table-cell office:value-type="float" office:value="9.6" calcext:value-type="float">
            <text:p>9,6</text:p>
          </table:table-cell>
          <table:table-cell office:value-type="float" office:value="0.686708631175698" calcext:value-type="float">
            <text:p>0,68670863117569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3" calcext:value-type="float">
            <text:p>0,3</text:p>
          </table:table-cell>
          <table:table-cell office:value-type="float" office:value="0.32" calcext:value-type="float">
            <text:p>0,32</text:p>
          </table:table-cell>
          <table:table-cell office:value-type="float" office:value="0.17" calcext:value-type="float">
            <text:p>0,17</text:p>
          </table:table-cell>
          <table:table-cell office:value-type="float" office:value="9.42900643933114" calcext:value-type="float">
            <text:p>9,42900643933114</text:p>
          </table:table-cell>
          <table:table-cell office:value-type="float" office:value="8.6" calcext:value-type="float">
            <text:p>8,6</text:p>
          </table:table-cell>
          <table:table-cell office:value-type="float" office:value="-0.829006439331137" calcext:value-type="float">
            <text:p>-0,82900643933113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9" calcext:value-type="float">
            <text:p>0,29</text:p>
          </table:table-cell>
          <table:table-cell office:value-type="float" office:value="0.42" calcext:value-type="float">
            <text:p>0,42</text:p>
          </table:table-cell>
          <table:table-cell office:value-type="float" office:value="0.23" calcext:value-type="float">
            <text:p>0,23</text:p>
          </table:table-cell>
          <table:table-cell office:value-type="float" office:value="9.47207353029744" calcext:value-type="float">
            <text:p>9,47207353029744</text:p>
          </table:table-cell>
          <table:table-cell office:value-type="float" office:value="12.5" calcext:value-type="float">
            <text:p>12,5</text:p>
          </table:table-cell>
          <table:table-cell office:value-type="float" office:value="3.02792646970256" calcext:value-type="float">
            <text:p>3,0279264697025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6" calcext:value-type="float">
            <text:p>0,26</text:p>
          </table:table-cell>
          <table:table-cell office:value-type="float" office:value="0.21" calcext:value-type="float">
            <text:p>0,21</text:p>
          </table:table-cell>
          <table:table-cell office:value-type="float" office:value="0.08" calcext:value-type="float">
            <text:p>0,08</text:p>
          </table:table-cell>
          <table:table-cell office:value-type="float" office:value="8.34987438612969" calcext:value-type="float">
            <text:p>8,34987438612969</text:p>
          </table:table-cell>
          <table:table-cell office:value-type="float" office:value="7.6" calcext:value-type="float">
            <text:p>7,6</text:p>
          </table:table-cell>
          <table:table-cell office:value-type="float" office:value="-0.749874386129692" calcext:value-type="float">
            <text:p>-0,74987438612969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4" calcext:value-type="float">
            <text:p>0,24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7.86770751635551" calcext:value-type="float">
            <text:p>7,86770751635551</text:p>
          </table:table-cell>
          <table:table-cell office:value-type="float" office:value="6.9" calcext:value-type="float">
            <text:p>6,9</text:p>
          </table:table-cell>
          <table:table-cell office:value-type="float" office:value="-0.967707516355506" calcext:value-type="float">
            <text:p>-0,96770751635550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31" calcext:value-type="float">
            <text:p>0,31</text:p>
          </table:table-cell>
          <table:table-cell office:value-type="float" office:value="1.37" calcext:value-type="float">
            <text:p>1,37</text:p>
          </table:table-cell>
          <table:table-cell office:value-type="float" office:value="0.73" calcext:value-type="float">
            <text:p>0,73</text:p>
          </table:table-cell>
          <table:table-cell office:value-type="float" office:value="12.6220545730463" calcext:value-type="float">
            <text:p>12,6220545730463</text:p>
          </table:table-cell>
          <table:table-cell office:value-type="float" office:value="13.5" calcext:value-type="float">
            <text:p>13,5</text:p>
          </table:table-cell>
          <table:table-cell office:value-type="float" office:value="0.877945426953701" calcext:value-type="float">
            <text:p>0,87794542695370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3" calcext:value-type="float">
            <text:p>0,3</text:p>
          </table:table-cell>
          <table:table-cell office:value-type="float" office:value="0.73" calcext:value-type="float">
            <text:p>0,73</text:p>
          </table:table-cell>
          <table:table-cell office:value-type="float" office:value="0.17" calcext:value-type="float">
            <text:p>0,17</text:p>
          </table:table-cell>
          <table:table-cell office:value-type="float" office:value="11.3206399919545" calcext:value-type="float">
            <text:p>11,3206399919545</text:p>
          </table:table-cell>
          <table:table-cell office:value-type="float" office:value="9.7" calcext:value-type="float">
            <text:p>9,7</text:p>
          </table:table-cell>
          <table:table-cell office:value-type="float" office:value="-1.6206399919545" calcext:value-type="float">
            <text:p>-1,6206399919545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32" calcext:value-type="float">
            <text:p>0,32</text:p>
          </table:table-cell>
          <table:table-cell office:value-type="float" office:value="0.25" calcext:value-type="float">
            <text:p>0,25</text:p>
          </table:table-cell>
          <table:table-cell office:value-type="float" office:value="0.14" calcext:value-type="float">
            <text:p>0,14</text:p>
          </table:table-cell>
          <table:table-cell office:value-type="float" office:value="9.64222018594169" calcext:value-type="float">
            <text:p>9,64222018594169</text:p>
          </table:table-cell>
          <table:table-cell office:value-type="float" office:value="10.7" calcext:value-type="float">
            <text:p>10,7</text:p>
          </table:table-cell>
          <table:table-cell office:value-type="float" office:value="1.05777981405831" calcext:value-type="float">
            <text:p>1,05777981405831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4" calcext:value-type="float">
            <text:p>0,4</text:p>
          </table:table-cell>
          <table:table-cell office:value-type="float" office:value="0.39" calcext:value-type="float">
            <text:p>0,39</text:p>
          </table:table-cell>
          <table:table-cell office:value-type="float" office:value="0.38" calcext:value-type="float">
            <text:p>0,38</text:p>
          </table:table-cell>
          <table:table-cell office:value-type="float" office:value="11.2310928493313" calcext:value-type="float">
            <text:p>11,2310928493313</text:p>
          </table:table-cell>
          <table:table-cell office:value-type="float" office:value="12.1" calcext:value-type="float">
            <text:p>12,1</text:p>
          </table:table-cell>
          <table:table-cell office:value-type="float" office:value="0.868907150668663" calcext:value-type="float">
            <text:p>0,868907150668663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8" calcext:value-type="float">
            <text:p>0,28</text:p>
          </table:table-cell>
          <table:table-cell office:value-type="float" office:value="0.82" calcext:value-type="float">
            <text:p>0,82</text:p>
          </table:table-cell>
          <table:table-cell office:value-type="float" office:value="0.17" calcext:value-type="float">
            <text:p>0,17</text:p>
          </table:table-cell>
          <table:table-cell office:value-type="float" office:value="11.2998471594055" calcext:value-type="float">
            <text:p>11,2998471594055</text:p>
          </table:table-cell>
          <table:table-cell office:value-type="float" office:value="9.7" calcext:value-type="float">
            <text:p>9,7</text:p>
          </table:table-cell>
          <table:table-cell office:value-type="float" office:value="-1.59984715940552" calcext:value-type="float">
            <text:p>-1,5998471594055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9" calcext:value-type="float">
            <text:p>0,29</text:p>
          </table:table-cell>
          <table:table-cell office:value-type="float" office:value="0.13" calcext:value-type="float">
            <text:p>0,13</text:p>
          </table:table-cell>
          <table:table-cell office:value-type="float" office:value="0.35" calcext:value-type="float">
            <text:p>0,35</text:p>
          </table:table-cell>
          <table:table-cell office:value-type="float" office:value="7.73350439587818" calcext:value-type="float">
            <text:p>7,73350439587818</text:p>
          </table:table-cell>
          <table:table-cell office:value-type="float" office:value="7" calcext:value-type="float">
            <text:p>7</text:p>
          </table:table-cell>
          <table:table-cell office:value-type="float" office:value="-0.733504395878177" calcext:value-type="float">
            <text:p>-0,73350439587817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6" calcext:value-type="float">
            <text:p>0,26</text:p>
          </table:table-cell>
          <table:table-cell office:value-type="float" office:value="0.09" calcext:value-type="float">
            <text:p>0,09</text:p>
          </table:table-cell>
          <table:table-cell office:value-type="float" office:value="0.15" calcext:value-type="float">
            <text:p>0,15</text:p>
          </table:table-cell>
          <table:table-cell office:value-type="float" office:value="7.56255129268752" calcext:value-type="float">
            <text:p>7,56255129268752</text:p>
          </table:table-cell>
          <table:table-cell office:value-type="float" office:value="7.2" calcext:value-type="float">
            <text:p>7,2</text:p>
          </table:table-cell>
          <table:table-cell office:value-type="float" office:value="-0.362551292687518" calcext:value-type="float">
            <text:p>-0,362551292687518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9" calcext:value-type="float">
            <text:p>0,29</text:p>
          </table:table-cell>
          <table:table-cell office:value-type="float" office:value="0.2" calcext:value-type="float">
            <text:p>0,2</text:p>
          </table:table-cell>
          <table:table-cell office:value-type="float" office:value="0.08" calcext:value-type="float">
            <text:p>0,08</text:p>
          </table:table-cell>
          <table:table-cell office:value-type="float" office:value="8.95778118148467" calcext:value-type="float">
            <text:p>8,95778118148467</text:p>
          </table:table-cell>
          <table:table-cell office:value-type="float" office:value="8.2" calcext:value-type="float">
            <text:p>8,2</text:p>
          </table:table-cell>
          <table:table-cell office:value-type="float" office:value="-0.757781181484667" calcext:value-type="float">
            <text:p>-0,757781181484667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2" calcext:value-type="float">
            <text:p>0,22</text:p>
          </table:table-cell>
          <table:table-cell office:value-type="float" office:value="0.43" calcext:value-type="float">
            <text:p>0,43</text:p>
          </table:table-cell>
          <table:table-cell office:value-type="float" office:value="0.2" calcext:value-type="float">
            <text:p>0,2</text:p>
          </table:table-cell>
          <table:table-cell office:value-type="float" office:value="8.09225390945568" calcext:value-type="float">
            <text:p>8,09225390945568</text:p>
          </table:table-cell>
          <table:table-cell office:value-type="float" office:value="8.4" calcext:value-type="float">
            <text:p>8,4</text:p>
          </table:table-cell>
          <table:table-cell office:value-type="float" office:value="0.307746090544326" calcext:value-type="float">
            <text:p>0,307746090544326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5" calcext:value-type="float">
            <text:p>0,25</text:p>
          </table:table-cell>
          <table:table-cell office:value-type="float" office:value="0.73" calcext:value-type="float">
            <text:p>0,73</text:p>
          </table:table-cell>
          <table:table-cell office:value-type="float" office:value="0.2" calcext:value-type="float">
            <text:p>0,2</text:p>
          </table:table-cell>
          <table:table-cell office:value-type="float" office:value="10.1304202202088" calcext:value-type="float">
            <text:p>10,1304202202088</text:p>
          </table:table-cell>
          <table:table-cell office:value-type="float" office:value="13.1" calcext:value-type="float">
            <text:p>13,1</text:p>
          </table:table-cell>
          <table:table-cell office:value-type="float" office:value="2.9695797797912" calcext:value-type="float">
            <text:p>2,9695797797912</text:p>
          </table:table-cell>
          <table:table-cell/>
        </table:table-row>
        <table:table-row table:style-name="ro1">
          <table:table-cell table:number-columns-repeated="6"/>
          <table:table-cell office:value-type="float" office:value="0.26" calcext:value-type="float">
            <text:p>0,26</text:p>
          </table:table-cell>
          <table:table-cell office:value-type="float" office:value="0.99" calcext:value-type="float">
            <text:p>0,99</text:p>
          </table:table-cell>
          <table:table-cell office:value-type="float" office:value="0.42" calcext:value-type="float">
            <text:p>0,42</text:p>
          </table:table-cell>
          <table:table-cell office:value-type="float" office:value="10.8136026681656" calcext:value-type="float">
            <text:p>10,8136026681656</text:p>
          </table:table-cell>
          <table:table-cell office:value-type="float" office:value="8.7" calcext:value-type="float">
            <text:p>8,7</text:p>
          </table:table-cell>
          <table:table-cell office:value-type="float" office:value="-2.11360266816557" calcext:value-type="float">
            <text:p>-2,11360266816557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2">
      <number:number number:decimal-places="15" number:min-decimal-places="15" number:min-integer-digits="1"/>
    </number:number-style>
    <number:number-style style:name="N131">
      <number:number number:decimal-places="14" number:min-decimal-places="14" number:min-integer-digits="1"/>
    </number:number-style>
    <number:number-style style:name="N130">
      <number:number number:decimal-places="1" number:min-decimal-places="1" number:min-integer-digits="1"/>
    </number:number-style>
    <number:number-style style:name="N12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8">
      <number:minutes number:style="long"/>
      <number:text>:</number:text>
      <number:seconds number:style="long" number:decimal-places="1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/>
    </number:time-style>
    <number:number-style style:name="N125P0" style:volatile="true">
      <number:text> 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1" style:volatile="true">
      <number:text>-</number:text>
      <number:fill-character> </number:fill-character>
      <number:number number:decimal-places="2" number:min-decimal-places="2" number:min-integer-digits="1" number:grouping="true"/>
      <number:text>р. </number:text>
    </number:number-style>
    <number:number-style style:name="N12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р.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4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4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3P0" style:volatile="true">
      <number:text> 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1" style:volatile="true">
      <number:text>-</number:text>
      <number:fill-character> </number:fill-character>
      <number:number number:decimal-places="0" number:min-decimal-places="0" number:min-integer-digits="1" number:grouping="true"/>
      <number:text>р. </number:text>
    </number:number-style>
    <number:number-style style:name="N123P2" style:volatile="true">
      <number:text> </number:text>
      <number:fill-character> </number:fill-character>
      <number:text>-р.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number number:decimal-places="2" number:min-decimal-places="2" number:min-integer-digits="1" number:grouping="true"/>
      <number:text>   </number:text>
    </number:number-style>
    <number:number-style style:name="N121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1P0"/>
    </number:number-style>
    <number:number-style style:name="N120P0" style:volatile="true">
      <number:number number:decimal-places="2" number:min-decimal-places="2" number:min-integer-digits="1" number:grouping="true"/>
      <number:text>   </number:text>
    </number:number-style>
    <number:number-style style:name="N120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0P0"/>
    </number:number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18P0" style:volatile="true">
      <number:number number:decimal-places="0" number:min-decimal-places="0" number:min-integer-digits="1" number:grouping="true"/>
      <number:text>   </number:text>
    </number:number-style>
    <number:number-style style:name="N118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8P0"/>
    </number:number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/>
      <number:text>:</number:text>
      <number:minutes number:style="long"/>
    </number:date-style>
    <number:time-style style:name="N116">
      <number:hours/>
      <number:text>:</number:text>
      <number:minutes number:style="long"/>
      <number:text>:</number:text>
      <number:seconds number:style="long"/>
    </number:time-style>
    <number:time-style style:name="N115">
      <number:hours/>
      <number:text>:</number:text>
      <number:minutes number:style="long"/>
    </number:time-style>
    <number:time-style style:name="N114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3">
      <number:hours/>
      <number:text>:</number:text>
      <number:minutes number:style="long"/>
      <number:text> </number:text>
      <number:am-pm/>
    </number:time-style>
    <number:date-style style:name="N112">
      <number:month number:textual="true"/>
      <number:text>.</number:text>
      <number:year/>
    </number:date-style>
    <number:date-style style:name="N111">
      <number:day number:style="long"/>
      <number:text>.</number:text>
      <number:month number:textual="true"/>
      <number:text>.</number:text>
      <number:year/>
    </number:date-style>
    <number:number-style style:name="N110P0" style:volatile="true">
      <number:number number:decimal-places="2" number:min-decimal-places="2" number:min-integer-digits="1" number:grouping="true"/>
      <number:text>р.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10P0"/>
    </number:number-style>
    <number:number-style style:name="N109P0" style:volatile="true">
      <number:number number:decimal-places="2" number:min-decimal-places="2" number:min-integer-digits="1" number:grouping="true"/>
      <number:text>р.</number:text>
    </number:number-style>
    <number:number-style style:name="N109">
      <number:text>-</number:text>
      <number:number number:decimal-places="2" number:min-decimal-places="2" number:min-integer-digits="1" number:grouping="true"/>
      <number:text>р.</number:text>
      <style:map style:condition="value()&gt;=0" style:apply-style-name="N109P0"/>
    </number:number-style>
    <number:number-style style:name="N108P0" style:volatile="true">
      <number:number number:decimal-places="0" number:min-decimal-places="0" number:min-integer-digits="1" number:grouping="true"/>
      <number:text>р.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8P0"/>
    </number:number-style>
    <number:number-style style:name="N107P0" style:volatile="true">
      <number:number number:decimal-places="0" number:min-decimal-places="0" number:min-integer-digits="1" number:grouping="true"/>
      <number:text>р.</number:text>
    </number:number-style>
    <number:number-style style:name="N107">
      <number:text>-</number:text>
      <number:number number:decimal-places="0" number:min-decimal-places="0" number:min-integer-digits="1" number:grouping="true"/>
      <number:text>р.</number:text>
      <style:map style:condition="value()&gt;=0" style:apply-style-name="N107P0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4-01T13:34:54.937016095</meta:creation-date>
    <dc:date>2023-04-01T14:40:09.485848612</dc:date>
    <meta:editing-duration>PT1H5M10S</meta:editing-duration>
    <meta:editing-cycles>9</meta:editing-cycles>
    <meta:generator>LibreOffice/7.4.5.1$Linux_X86_64 LibreOffice_project/40$Build-1</meta:generator>
    <meta:document-statistic meta:table-count="4" meta:cell-count="1400" meta:object-count="0"/>
  </office:meta>
</office:document-meta>
</file>